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 Symbol" style:font-name-complex="Segoe UI Symbol"/>
    </style:style>
  </office:automatic-styles>
  <office:body>
    <office:text text:use-soft-page-breaks="true">
      <text:p text:style-name="P1">&lt;!DOCTYPE html&gt;</text:p>
      <text:p text:style-name="Normal">&lt;!-- "Thank you Mario! But your princess is in another castle!"</text:p>
      <text:p text:style-name="Normal">Get a<text:s/><text:span text:style-name="T2">★</text:span><text:s/>and become Super Mario at https://www.qaamgo.com/en/job-offers/ --&gt;</text:p>
      <text:p text:style-name="Normal">&lt;html lang="en"&gt;</text:p>
      <text:p text:style-name="Normal">&lt;head&gt;</text:p>
      <text:p text:style-name="Normal"><text:s text:c="4"/>&lt;meta http-equiv="Content-Type" content="text/html; charset=utf-8"/&gt;</text:p>
      <text:p text:style-name="Normal"><text:s text:c="4"/>&lt;meta http-equiv="X-UA-Compatible" content="IE=edge" /&gt;</text:p>
      <text:p text:style-name="Normal"><text:s text:c="8"/>&lt;title&gt;Online converter - convert video, images, audio and documents for free&lt;/title&gt;</text:p>
      <text:p text:style-name="Normal"><text:s text:c="4"/>&lt;meta name="viewport" content="width=device-width, initial-scale=1.0, maximum-scale=1.0, user-scalable=0"/&gt;</text:p>
      <text:p text:style-name="Normal"><text:s text:c="4"/></text:p>
      <text:p text:style-name="Normal"><text:s text:c="4"/>&lt;script type="text/javascript"&gt;</text:p>
      <text:p text:style-name="Normal"><text:s text:c="8"/>google_analytics_domain_name = ".online-convert.com";</text:p>
      <text:p text:style-name="Normal"><text:s text:c="8"/>static_server = "https://cdn.online-convert.com";</text:p>
      <text:p text:style-name="Normal"><text:s text:c="8"/>gdrive_developerKey = "AIzaSyALrPJLp1tEeHDzHnv5cAXg27GRnpTylzY";</text:p>
      <text:p text:style-name="Normal"><text:s text:c="8"/>gdrive_clientId = "618319434088-bekdcu0097dq1rtni00iulbj6u98g66g.apps.googleusercontent.com";</text:p>
      <text:p text:style-name="Normal"><text:s text:c="8"/>rs = "";</text:p>
      <text:p text:style-name="Normal"><text:s text:c="8"/></text:p>
      <text:p text:style-name="Normal"><text:s text:c="4"/>&lt;/script&gt;</text:p>
      <text:p text:style-name="Normal"><text:s text:c="24"/>&lt;meta name="description" content="Convert files like images, video, documents, audio and more to other formats with this free and fast online converter."/&gt;</text:p>
      <text:p text:style-name="Normal"><text:s text:c="4"/>&lt;meta name="keywords"</text:p>
      <text:p text:style-name="Normal"><text:s text:c="10"/>content="online file converter, convert files online, online converter, video to mp3, pdf to word"/&gt;</text:p>
      <text:p text:style-name="Normal"><text:s text:c="4"/>&lt;meta name="google-site-verification" content="3b18i73Tw7CpLyQZCR6wpR3f19CUXPIYFG79nQvjdM4"/&gt;</text:p>
      <text:p text:style-name="Normal"><text:s text:c="4"/>&lt;link rel="stylesheet" type="text/css" href="https://cdn.online-convert.com/css/oc.main.min-f70f842b.css"/&gt;</text:p>
      <text:p text:style-name="Normal"><text:s text:c="4"/></text:p>
      <text:p text:style-name="Normal"><text:s text:c="4"/>&lt;!--[if lt IE 7]&gt;</text:p>
      <text:p text:style-name="Normal"><text:s text:c="4"/>&lt;link rel="stylesheet" type="text/css" href="https://cdn.online-convert.com/css/ie6.min-f70f842b.css"/&gt;</text:p>
      <text:p text:style-name="Normal"><text:s text:c="4"/>&lt;![endif]--&gt;</text:p>
      <text:p text:style-name="Normal"><text:s text:c="4"/></text:p>
      <text:p text:style-name="Normal"><text:s text:c="8"/>&lt;script&gt;</text:p>
      <text:p text:style-name="Normal"><text:s text:c="12"/>var domain = "online-convert.com",</text:p>
      <text:p text:style-name="Normal"><text:s text:c="16"/>subdomain = "www",</text:p>
      <text:p text:style-name="Normal"><text:s text:c="16"/>job_id = '',</text:p>
      <text:p text:style-name="Normal"><text:s text:c="16"/>token = '',</text:p>
      <text:p text:style-name="Normal"><text:s text:c="16"/>protocol = "https",</text:p>
      <text:p text:style-name="Normal"><text:s text:c="16"/>upload_url = '';</text:p>
      <text:p text:style-name="Normal"><text:s text:c="8"/>&lt;/script&gt;</text:p>
      <text:p text:style-name="Normal"><text:s text:c="4"/></text:p>
      <text:p text:style-name="Normal"/>
      <text:p text:style-name="Normal"><text:s text:c="4"/>&lt;link rel="apple-touch-icon" sizes="180x180" href="https://cdn.online-convert.com/images/favicon/apple-touch-icon.png?v=oLdOl99jzy"&gt;</text:p>
      <text:p text:style-name="Normal"><text:s text:c="4"/>&lt;link rel="icon" type="image/png" sizes="32x32" href="https://cdn.online-convert.com/images/favicon/favicon-32x32.png?v=oLdOl99jzy"&gt;</text:p>
      <text:p text:style-name="Normal"><text:s text:c="4"/>&lt;link rel="icon" type="image/png" sizes="16x16" href="https://cdn.online-convert.com/images/favicon/favicon-16x16.png?v=oLdOl99jzy"&gt;</text:p>
      <text:p text:style-name="Normal"><text:s text:c="4"/>&lt;link rel="manifest" href="https://cdn.online-convert.com/images/favicon/manifest.json?v=oLdOl99jzy"&gt;</text:p>
      <text:p text:style-name="Normal"><text:s text:c="4"/>&lt;link rel="mask-icon" href="https://cdn.online-convert.com/images/favicon/safari-pinned-tab.svg?v=oLdOl99jzy" color="#1fa048"&gt;</text:p>
      <text:p text:style-name="Normal"><text:s text:c="4"/>&lt;link rel="shortcut icon" href="https://cdn.online-convert.com/images/favicon/favicon.ico?v=oLdOl99jzy"&gt;</text:p>
      <text:p text:style-name="Normal"><text:s text:c="4"/>&lt;meta name="msapplication-config" content="https://cdn.online-convert.com/images/favicon/browserconfig.xml?v=oLdOl99jzy"&gt;</text:p>
      <text:p text:style-name="Normal"><text:s text:c="4"/>&lt;meta name="theme-color" content="#ffffff"&gt;</text:p>
      <text:p text:style-name="Normal"><text:s text:c="4"/>&lt;meta name="apple-itunes-app" content="app-id=1271710196"&gt;</text:p>
      <text:p text:style-name="Normal"><text:s text:c="4"/>&lt;link rel="chrome-webstore-item" href="https://chrome.google.com/webstore/detail/online-convertcom/dlfhgjcpnkofndjpgimpgmkgmgfkmlan"&gt;</text:p>
      <text:p text:style-name="Normal"/>
      <text:p text:style-name="Normal"><text:s text:c="4"/>&lt;meta property="og:title" content="Online converter - convert video, images, audio and documents for free"/&gt;</text:p>
      <text:p text:style-name="Normal"><text:s text:c="4"/>&lt;meta property="og:type" content="website"/&gt;</text:p>
      <text:p text:style-name="Normal"><text:s text:c="4"/>&lt;meta property="og:image" content="https://cdn.online-convert.com/images/logo_meta.png"/&gt;</text:p>
      <text:p text:style-name="Normal"><text:s text:c="4"/>&lt;meta property="og:site_name" content="online-convert.com"/&gt;</text:p>
      <text:p text:style-name="Normal"><text:s text:c="4"/>&lt;meta property="og:description" content="Convert files like images, video, documents, audio and more to other formats with this free and fast online converter."/&gt;</text:p>
      <text:p text:style-name="Normal"/>
      <text:p text:style-name="Normal"><text:s text:c="12"/>&lt;script type="application/ld+json"&gt;</text:p>
      <text:p text:style-name="Normal"><text:s text:c="8"/></text:p>
      <text:p text:style-name="Normal"><text:s text:c="8"/>{</text:p>
      <text:p text:style-name="Normal"><text:s text:c="8"/></text:p>
      <text:p text:style-name="Normal"><text:s text:c="12"/>"@context": "http://schema.org",</text:p>
      <text:p text:style-name="Normal"><text:s text:c="12"/>"@type": "WebApplication",</text:p>
      <text:p text:style-name="Normal"><text:s text:c="12"/>"name": "Online file converter",</text:p>
      <text:p text:style-name="Normal"><text:s text:c="12"/>"operatingSystem": "All",</text:p>
      <text:p text:style-name="Normal"><text:s text:c="12"/>"browserRequirements": "Works on most browsers with or without Javascript",</text:p>
      <text:p text:style-name="Normal"><text:s text:c="12"/>"applicationCategory": "BusinessApplication",</text:p>
      <text:p text:style-name="Normal"><text:s text:c="12"/>"applicationSubCategory": "Productivity",</text:p>
      <text:p text:style-name="Normal"><text:s text:c="12"/>"applicationSuite": "File converter",</text:p>
      <text:p text:style-name="Normal"><text:s text:c="12"/>"inLanguage":"en",</text:p>
      <text:p text:style-name="Normal"><text:s text:c="12"/>"mainEntityOfPage":"https://www.online-convert.com/",</text:p>
      <text:p text:style-name="Normal"><text:s text:c="12"/>"headline":"Free online file converter",</text:p>
      <text:p text:style-name="Normal"><text:s text:c="12"/>"alternativeHeadline":"Online converter - convert video, images, audio and documents for free",</text:p>
      <text:p text:style-name="Normal"><text:s text:c="12"/>"about": {</text:p>
      <text:p text:style-name="Normal"><text:s text:c="14"/>"@type": "Thing",</text:p>
      <text:p text:style-name="Normal"><text:s text:c="14"/>"description": "Convert files like images, video, documents, audio and more to other formats with this free and fast online converter."</text:p>
      <text:p text:style-name="Normal"><text:s text:c="12"/>},</text:p>
      <text:p text:style-name="Normal"><text:s text:c="12"/></text:p>
      <text:p text:style-name="Normal"><text:s text:c="12"/>"author":{</text:p>
      <text:p text:style-name="Normal"><text:s text:c="16"/>"@type":"Organization",</text:p>
      <text:p text:style-name="Normal"><text:s text:c="16"/>"name":"QaamGo Media GmbH"</text:p>
      <text:p text:style-name="Normal"><text:s text:c="12"/>},</text:p>
      <text:p text:style-name="Normal"><text:s text:c="12"/>"publisher":{</text:p>
      <text:p text:style-name="Normal"><text:s text:c="16"/>"@type":"Organization",</text:p>
      <text:p text:style-name="Normal"><text:s text:c="16"/>"name":"QaamGo Media GmbH",</text:p>
      <text:p text:style-name="Normal"><text:s text:c="16"/>"logo":{</text:p>
      <text:p text:style-name="Normal"><text:s text:c="20"/>"@type":"ImageObject",</text:p>
      <text:p text:style-name="Normal"><text:s text:c="20"/>"url":"https://www.qaamgo.com/wp-content/uploads/2014/09/logo_QaamGo-Media_short-1024x236.png"</text:p>
      <text:p text:style-name="Normal"><text:s text:c="16"/>},</text:p>
      <text:p text:style-name="Normal"><text:s text:c="16"/>"url":"https://www.qaamgo.com/"</text:p>
      <text:p text:style-name="Normal"><text:s text:c="12"/>}</text:p>
      <text:p text:style-name="Normal"><text:s text:c="12"/></text:p>
      <text:p text:style-name="Normal"><text:s text:c="8"/>}</text:p>
      <text:p text:style-name="Normal"><text:s text:c="8"/>&lt;/script&gt;</text:p>
      <text:p text:style-name="Normal"><text:s text:c="4"/></text:p>
      <text:p text:style-name="Normal"><text:s text:c="12"/>&lt;link rel="canonical" href="https://www.online-convert.com/"/&gt;</text:p>
      <text:p text:style-name="Normal"><text:s text:c="8"/>&lt;meta property="og:url" content="https://www.online-convert.com/"/&gt;</text:p>
      <text:p text:style-name="Normal"><text:s text:c="8"/>&lt;meta property="fb:app_id" content="136169363125266" /&gt;</text:p>
      <text:p text:style-name="Normal"><text:s text:c="28"/>&lt;link rel="alternate" hreflang="en" href="https://www.online-convert.com"/&gt;</text:p>
      <text:p text:style-name="Normal"><text:s text:c="20"/>&lt;link rel="alternate" hreflang="es" href="https://www.online-convert.com/es"/&gt;</text:p>
      <text:p text:style-name="Normal"><text:s text:c="20"/>&lt;link rel="alternate" hreflang="fr" href="https://www.online-convert.com/fr"/&gt;</text:p>
      <text:p text:style-name="Normal"><text:s text:c="20"/>&lt;link rel="alternate" hreflang="ru" href="https://www.online-convert.com/ru"/&gt;</text:p>
      <text:p text:style-name="Normal"><text:s text:c="8"/></text:p>
      <text:p text:style-name="Normal"><text:s text:c="4"/></text:p>
      <text:p text:style-name="Normal"><text:s text:c="4"/>&lt;meta name="application-name" content="Media file converter"/&gt;</text:p>
      <text:p text:style-name="Normal"><text:s text:c="4"/>&lt;meta name="msapplication-TileColor" content="#008000"/&gt;</text:p>
      <text:p text:style-name="Normal"><text:s text:c="4"/>&lt;meta name="msapplication-TileImage" content="https://cdn.online-convert.com/images/logo_meta.png"/&gt;</text:p>
      <text:p text:style-name="Normal"/>
      <text:p text:style-name="Normal"><text:s text:c="16"/></text:p>
      <text:p text:style-name="Normal"><text:s text:c="8"/></text:p>
      <text:p text:style-name="Normal"/>
      <text:p text:style-name="Normal"><text:s text:c="32"/>&lt;script type="text/javascript" src="https://cdn.online-convert.com/js/oc-log.min-f70f842b.js" crossorigin="anonymous"&gt;&lt;/script&gt;</text:p>
      <text:p text:style-name="Normal"><text:s text:c="4"/></text:p>
      <text:p text:style-name="Normal">&lt;script type="text/javascript" src="https://cdn.online-convert.com/js/oc.bundle.main.min-f70f842b.js" crossorigin="anonymous"&gt;&lt;/script&gt;</text:p>
      <text:p text:style-name="Normal">&lt;script type="text/javascript" src="https://cdn.online-convert.com/js/oc.bundle.misc.min-f70f842b.js" crossorigin="anonymous"&gt;&lt;/script&gt;</text:p>
      <text:p text:style-name="Normal"/>
      <text:p text:style-name="Normal"/>
      <text:p text:style-name="Normal"/>
      <text:p text:style-name="Normal"><text:s text:c="4"/></text:p>
      <text:p text:style-name="Normal">&lt;/head&gt;</text:p>
      <text:p text:style-name="Normal">&lt;body&gt;</text:p>
      <text:p text:style-name="Normal">&lt;div id="header"&gt;</text:p>
      <text:p text:style-name="Normal"><text:s text:c="4"/>&lt;div id="header_contents"&gt;</text:p>
      <text:p text:style-name="Normal"><text:s text:c="8"/>&lt;div id="logo"&gt;</text:p>
      <text:p text:style-name="Normal"><text:s text:c="12"/>&lt;a title="Free Online converter tool" href="https://www.online-convert.com"&gt;&lt;img</text:p>
      <text:p text:style-name="Normal"><text:s text:c="24"/>src="https://cdn.online-convert.com/images/logo-top.png" alt="Online-Convert.com"/&gt;&lt;/a&gt;</text:p>
      <text:p text:style-name="Normal"><text:s text:c="8"/>&lt;/div&gt;</text:p>
      <text:p text:style-name="Normal"><text:s text:c="8"/>&lt;div class="converter_right"&gt;</text:p>
      <text:p text:style-name="Normal"><text:s text:c="12"/>&lt;div id="header_right"&gt;</text:p>
      <text:p text:style-name="Normal"><text:s text:c="16"/>&lt;div id="login_box"&gt;</text:p>
      <text:p text:style-name="Normal"/>
      <text:p text:style-name="Normal"><text:s text:c="44"/>&lt;div class="login_text"&gt;</text:p>
      <text:p text:style-name="Normal"><text:s text:c="28"/>Already registered?</text:p>
      <text:p text:style-name="Normal"><text:s text:c="24"/>&lt;/div&gt;</text:p>
      <text:p text:style-name="Normal"><text:s text:c="24"/>&lt;div id="login_button"&gt;</text:p>
      <text:p text:style-name="Normal"><text:s text:c="28"/>&lt;ul&gt;</text:p>
      <text:p text:style-name="Normal"><text:s text:c="32"/>&lt;li&gt;</text:p>
      <text:p text:style-name="Normal"><text:s text:c="36"/>&lt;a title="Log into your account" href="https://www.online-convert.com/login"&gt;Login&lt;/a&gt;</text:p>
      <text:p text:style-name="Normal"><text:s text:c="32"/>&lt;/li&gt;</text:p>
      <text:p text:style-name="Normal"><text:s text:c="28"/>&lt;/ul&gt;</text:p>
      <text:p text:style-name="Normal"><text:s text:c="24"/>&lt;/div&gt;</text:p>
      <text:p text:style-name="Normal"><text:s text:c="36"/>&lt;/div&gt;</text:p>
      <text:p text:style-name="Normal"/>
      <text:p text:style-name="Normal"><text:s text:c="36"/>&lt;div id="language_box"&gt;</text:p>
      <text:p text:style-name="Normal"><text:s text:c="24"/>&lt;div class="login_text" title="Select language"&gt;</text:p>
      <text:p text:style-name="Normal"><text:s text:c="28"/>Change language:</text:p>
      <text:p text:style-name="Normal"><text:s text:c="24"/>&lt;/div&gt;</text:p>
      <text:p text:style-name="Normal"><text:s text:c="24"/>&lt;div id="language_button"&gt;</text:p>
      <text:p text:style-name="Normal"><text:s text:c="28"/>&lt;form name="form_lang" id="form_lang" method="post" action="https://www.online-convert.com"&gt;</text:p>
      <text:p text:style-name="Normal"><text:s text:c="32"/>&lt;label for="selector_lang"&gt;Choose your language&lt;/label&gt;</text:p>
      <text:p text:style-name="Normal"><text:s text:c="32"/>&lt;ul&gt;</text:p>
      <text:p text:style-name="Normal"><text:s text:c="36"/>&lt;li&gt;</text:p>
      <text:p text:style-name="Normal"><text:s text:c="40"/>&lt;select title="Click here to change your language" name="selector_lang"</text:p>
      <text:p text:style-name="Normal"><text:s text:c="48"/>id="selector_lang"&gt;</text:p>
      <text:p text:style-name="Normal"><text:s text:c="44"/>&lt;option title="English"</text:p>
      <text:p text:style-name="Normal"><text:s text:c="52"/>value="https://www.online-convert.com" selected="selected"&gt;</text:p>
      <text:p text:style-name="Normal"><text:s text:c="48"/>English</text:p>
      <text:p text:style-name="Normal"><text:s text:c="44"/>&lt;/option&gt;</text:p>
      <text:p text:style-name="Normal"><text:s text:c="92"/>&lt;option title="Spanish"</text:p>
      <text:p text:style-name="Normal"><text:s text:c="56"/>value="https://www.online-convert.com/es"&gt;</text:p>
      <text:p text:style-name="Normal"><text:s text:c="52"/>Español</text:p>
      <text:p text:style-name="Normal"><text:s text:c="48"/>&lt;/option&gt;</text:p>
      <text:p text:style-name="Normal"><text:s text:c="136"/>&lt;option title="French"</text:p>
      <text:p text:style-name="Normal"><text:s text:c="56"/>value="https://www.online-convert.com/fr"&gt;</text:p>
      <text:p text:style-name="Normal"><text:s text:c="52"/>Français</text:p>
      <text:p text:style-name="Normal"><text:s text:c="48"/>&lt;/option&gt;</text:p>
      <text:p text:style-name="Normal"><text:s text:c="136"/>&lt;option title="Russian"</text:p>
      <text:p text:style-name="Normal"><text:s text:c="56"/>value="https://www.online-convert.com/ru"&gt;</text:p>
      <text:p text:style-name="Normal"><text:s text:c="52"/>Русский</text:p>
      <text:p text:style-name="Normal"><text:s text:c="48"/>&lt;/option&gt;</text:p>
      <text:p text:style-name="Normal"><text:s text:c="84"/>&lt;/select&gt;</text:p>
      <text:p text:style-name="Normal"><text:s text:c="36"/>&lt;/li&gt;</text:p>
      <text:p text:style-name="Normal"><text:s text:c="36"/>&lt;li&gt;</text:p>
      <text:p text:style-name="Normal"><text:s text:c="40"/>&lt;input type="submit" title="Select language" value="&amp;gt;"/&gt;</text:p>
      <text:p text:style-name="Normal"><text:s text:c="36"/>&lt;/li&gt;</text:p>
      <text:p text:style-name="Normal"><text:s text:c="32"/>&lt;/ul&gt;</text:p>
      <text:p text:style-name="Normal"/>
      <text:p text:style-name="Normal"><text:s text:c="28"/>&lt;/form&gt;</text:p>
      <text:p text:style-name="Normal"><text:s text:c="24"/>&lt;/div&gt;</text:p>
      <text:p text:style-name="Normal"><text:s text:c="20"/>&lt;/div&gt;</text:p>
      <text:p text:style-name="Normal"><text:s text:c="32"/>&lt;div class="clearfix"&gt;&lt;/div&gt;</text:p>
      <text:p text:style-name="Normal"><text:s text:c="12"/>&lt;/div&gt;</text:p>
      <text:p text:style-name="Normal"/>
      <text:p text:style-name="Normal"><text:s text:c="12"/>&lt;div id="header_text"&gt;</text:p>
      <text:p text:style-name="Normal"><text:s text:c="16"/>&lt;h3&gt;</text:p>
      <text:p text:style-name="Normal"><text:s text:c="20"/>Convert media free, fast and online.&lt;br/&gt;No software installation needed.</text:p>
      <text:p text:style-name="Normal"><text:s text:c="16"/>&lt;/h3&gt;</text:p>
      <text:p text:style-name="Normal"><text:s text:c="12"/>&lt;/div&gt;</text:p>
      <text:p text:style-name="Normal"><text:s text:c="8"/>&lt;/div&gt;</text:p>
      <text:p text:style-name="Normal"><text:s text:c="8"/>&lt;div class="clearfix"&gt;&lt;/div&gt;</text:p>
      <text:p text:style-name="Normal"><text:s text:c="4"/>&lt;/div&gt;</text:p>
      <text:p text:style-name="Normal">&lt;/div&gt;</text:p>
      <text:p text:style-name="Normal"/>
      <text:p text:style-name="Normal">&lt;div id="container"&gt;</text:p>
      <text:p text:style-name="Normal"/>
      <text:p text:style-name="Normal"><text:s text:c="4"/>&lt;div id="menu"&gt;</text:p>
      <text:p text:style-name="Normal"><text:s text:c="8"/>&lt;ul&gt;</text:p>
      <text:p text:style-name="Normal"><text:s text:c="12"/>&lt;li&gt;</text:p>
      <text:p text:style-name="Normal"><text:s text:c="16"/>&lt;a href="https://www.online-convert.com"&gt;Home&lt;/a&gt;</text:p>
      <text:p text:style-name="Normal"><text:s text:c="12"/>&lt;/li&gt;</text:p>
      <text:p text:style-name="Normal"><text:s text:c="12"/>&lt;li&gt;</text:p>
      <text:p text:style-name="Normal"><text:s text:c="16"/>&lt;a href="https://www.online-convert.com/file-type"&gt;File formats&lt;/a&gt;</text:p>
      <text:p text:style-name="Normal"><text:s text:c="12"/>&lt;/li&gt;</text:p>
      <text:p text:style-name="Normal"><text:s text:c="12"/>&lt;li&gt;</text:p>
      <text:p text:style-name="Normal"><text:s text:c="16"/>&lt;a href="https://blog.online-convert.com"&gt;Blog&lt;/a&gt;</text:p>
      <text:p text:style-name="Normal"><text:s text:c="12"/>&lt;/li&gt;</text:p>
      <text:p text:style-name="Normal"><text:s text:c="12"/>&lt;li&gt;</text:p>
      <text:p text:style-name="Normal"><text:s text:c="16"/>&lt;a href="https://www.online-convert.com/faq"&gt;FAQ&lt;/a&gt;</text:p>
      <text:p text:style-name="Normal"><text:s text:c="12"/>&lt;/li&gt;</text:p>
      <text:p text:style-name="Normal"><text:s text:c="12"/>&lt;li&gt;</text:p>
      <text:p text:style-name="Normal"><text:s text:c="16"/>&lt;a href="https://apiv2.online-convert.com"&gt;API&lt;/a&gt;</text:p>
      <text:p text:style-name="Normal"><text:s text:c="12"/>&lt;/li&gt;</text:p>
      <text:p text:style-name="Normal"><text:s text:c="12"/>&lt;li&gt;</text:p>
      <text:p text:style-name="Normal"><text:s text:c="16"/>&lt;a href="https://www.online-convert.com/developer"&gt;Developers&lt;/a&gt;</text:p>
      <text:p text:style-name="Normal"><text:s text:c="12"/>&lt;/li&gt;</text:p>
      <text:p text:style-name="Normal"><text:s text:c="12"/>&lt;li&gt;</text:p>
      <text:p text:style-name="Normal"><text:s text:c="16"/>&lt;a href="https://www.online-convert.com/donate"&gt;Donate&lt;/a&gt;</text:p>
      <text:p text:style-name="Normal"><text:s text:c="12"/>&lt;/li&gt;</text:p>
      <text:p text:style-name="Normal"><text:s text:c="12"/>&lt;li&gt;</text:p>
      <text:p text:style-name="Normal"><text:s text:c="16"/>&lt;a href="https://www.online-convert.com/advertise"&gt;Advertise&lt;/a&gt;</text:p>
      <text:p text:style-name="Normal"><text:s text:c="12"/>&lt;/li&gt;</text:p>
      <text:p text:style-name="Normal"><text:s text:c="28"/>&lt;li&gt;</text:p>
      <text:p text:style-name="Normal"><text:s text:c="20"/>&lt;a href="https://www.online-convert.com/register"&gt;Register&lt;/a&gt;</text:p>
      <text:p text:style-name="Normal"><text:s text:c="16"/>&lt;/li&gt;</text:p>
      <text:p text:style-name="Normal"><text:s text:c="20"/>&lt;/ul&gt;</text:p>
      <text:p text:style-name="Normal"><text:s text:c="8"/>&lt;span class="menu_line"&gt;&amp;nbsp;&lt;/span&gt;</text:p>
      <text:p text:style-name="Normal"/>
      <text:p text:style-name="Normal"><text:s text:c="8"/>&lt;div class="clearfix"&gt;&lt;/div&gt;</text:p>
      <text:p text:style-name="Normal"><text:s text:c="4"/>&lt;/div&gt;</text:p>
      <text:p text:style-name="Normal"/>
      <text:p text:style-name="Normal"><text:s text:c="4"/></text:p>
      <text:p text:style-name="Normal"><text:s text:c="4"/>&lt;div id="content" class="clearfix"&gt;</text:p>
      <text:p text:style-name="Normal"><text:s text:c="4"/>&lt;div id="content_2col_index"&gt;</text:p>
      <text:p text:style-name="Normal"><text:s text:c="8"/>&lt;div class="firstbar"&gt;</text:p>
      <text:p text:style-name="Normal"><text:s text:c="12"/>&lt;div class="home_description"&gt;</text:p>
      <text:p text:style-name="Normal"><text:s text:c="16"/>&lt;h1&gt;Free online file converter&lt;/h1&gt;</text:p>
      <text:p text:style-name="Normal"/>
      <text:p text:style-name="Normal"><text:s text:c="36"/>&lt;p&gt;Convert media files online from one format into another. Please select the target format below:&lt;/p&gt;</text:p>
      <text:p text:style-name="Normal"><text:s text:c="16"/></text:p>
      <text:p text:style-name="Normal"><text:s text:c="16"/>&lt;div class="select_converter1"&gt;</text:p>
      <text:p text:style-name="Normal"><text:s text:c="20"/>&lt;div class="select_converter_head"&gt;</text:p>
      <text:p text:style-name="Normal"><text:s text:c="24"/>&lt;div class="select_converter_image"&gt;</text:p>
      <text:p text:style-name="Normal"><text:s text:c="28"/>&lt;a title="Online audio converter" href="https://audio.online-convert.com"&gt;&lt;img</text:p>
      <text:p text:style-name="Normal"><text:s text:c="40"/>title="Music converter"</text:p>
      <text:p text:style-name="Normal"><text:s text:c="40"/>src="https://cdn.online-convert.com/images/audio-converter_small.png"</text:p>
      <text:p text:style-name="Normal"><text:s text:c="40"/>alt="Convert music online" width="70" height="61"/&gt;&lt;/a&gt;</text:p>
      <text:p text:style-name="Normal"><text:s text:c="24"/>&lt;/div&gt;</text:p>
      <text:p text:style-name="Normal"><text:s text:c="24"/>&lt;div class="select_converter_title"&gt;</text:p>
      <text:p text:style-name="Normal"><text:s text:c="28"/>&lt;h2&gt;&lt;a title="Audio file conversion"</text:p>
      <text:p text:style-name="Normal"><text:s text:c="35"/>href="https://audio.online-convert.com"&gt;Audio converter&lt;/a&gt;&lt;/h2&gt;</text:p>
      <text:p text:style-name="Normal"><text:s text:c="24"/>&lt;/div&gt;</text:p>
      <text:p text:style-name="Normal"><text:s text:c="20"/>&lt;/div&gt;</text:p>
      <text:p text:style-name="Normal"><text:s text:c="20"/>&lt;div class="select_converter_field_out"&gt;</text:p>
      <text:p text:style-name="Normal"><text:s text:c="24"/>&lt;div class="select_converter_field"&gt;</text:p>
      <text:p text:style-name="Normal"><text:s text:c="28"/>&lt;form class="forms" name="forms_audio" id="forms_audio" method="post" action="https://www.online-convert.com"&gt;</text:p>
      <text:p text:style-name="Normal"><text:s text:c="32"/>&lt;fieldset&gt;</text:p>
      <text:p text:style-name="Normal"><text:s text:c="36"/>&lt;legend&gt;Music conversion&lt;/legend&gt;</text:p>
      <text:p text:style-name="Normal"><text:s text:c="36"/>&lt;select id="box_selection_audio" name="box_selection"&gt;</text:p>
      <text:p text:style-name="Normal"><text:s text:c="40"/>&lt;option title="Overview of our music converter"</text:p>
      <text:p text:style-name="Normal"><text:s text:c="48"/>value="https://audio.online-convert.com"&gt;Select target format...&lt;/option&gt;</text:p>
      <text:p text:style-name="Normal"><text:s text:c="636"/>&lt;option title="Music converter to AAC"</text:p>
      <text:p text:style-name="Normal"><text:s text:c="56"/>value="https://audio.online-convert.com/convert-to-aac"&gt;Convert to <text:s/>AAC &lt;/option&gt;</text:p>
      <text:p text:style-name="Normal"><text:s text:c="176"/>&lt;option title="Convert audio to AIFF"</text:p>
      <text:p text:style-name="Normal"><text:s text:c="56"/>value="https://audio.online-convert.com/convert-to-aiff"&gt;Convert to <text:s/>AIFF &lt;/option&gt;</text:p>
      <text:p text:style-name="Normal"><text:s text:c="176"/>&lt;option title="Convert audio to FLAC"</text:p>
      <text:p text:style-name="Normal"><text:s text:c="56"/>value="https://audio.online-convert.com/convert-to-flac"&gt;Convert to <text:s/>FLAC &lt;/option&gt;</text:p>
      <text:p text:style-name="Normal"><text:s text:c="176"/>&lt;option title="Online audio converter to M4A"</text:p>
      <text:p text:style-name="Normal"><text:s text:c="56"/>value="https://audio.online-convert.com/convert-to-m4a"&gt;Convert to <text:s/>M4A &lt;/option&gt;</text:p>
      <text:p text:style-name="Normal"><text:s text:c="176"/>&lt;option title="Convert audio to the MMF ringtone format"</text:p>
      <text:p text:style-name="Normal"><text:s text:c="56"/>value="https://audio.online-convert.com/convert-to-mmf"&gt;Convert to <text:s/>MMF &lt;/option&gt;</text:p>
      <text:p text:style-name="Normal"><text:s text:c="176"/>&lt;option title="Convert audio to MP3"</text:p>
      <text:p text:style-name="Normal"><text:s text:c="56"/>value="https://audio.online-convert.com/convert-to-mp3"&gt;Convert to <text:s/>MP3 &lt;/option&gt;</text:p>
      <text:p text:style-name="Normal"><text:s text:c="176"/>&lt;option title="Convert audio to the OGG format"</text:p>
      <text:p text:style-name="Normal"><text:s text:c="56"/>value="https://audio.online-convert.com/convert-to-ogg"&gt;Convert to <text:s/>OGG &lt;/option&gt;</text:p>
      <text:p text:style-name="Normal"><text:s text:c="176"/>&lt;option title="Convert files to the OPUS format"</text:p>
      <text:p text:style-name="Normal"><text:s text:c="56"/>value="https://audio.online-convert.com/convert-to-opus"&gt;Convert to <text:s/>OPUS &lt;/option&gt;</text:p>
      <text:p text:style-name="Normal"><text:s text:c="176"/>&lt;option title="Convert audio to WAV"</text:p>
      <text:p text:style-name="Normal"><text:s text:c="56"/>value="https://audio.online-convert.com/convert-to-wav"&gt;Convert to <text:s/>WAV &lt;/option&gt;</text:p>
      <text:p text:style-name="Normal"><text:s text:c="176"/>&lt;option title="Convert audio and video to WMA"</text:p>
      <text:p text:style-name="Normal"><text:s text:c="56"/>value="https://audio.online-convert.com/convert-to-wma"&gt;Convert to <text:s/>WMA &lt;/option&gt;</text:p>
      <text:p text:style-name="Normal"><text:s text:c="7728"/></text:p>
      <text:p text:style-name="Normal"><text:s text:c="36"/>&lt;/select&gt;</text:p>
      <text:p text:style-name="Normal"><text:s text:c="36"/>&lt;input title="Audio conversion" type="submit" value="Go"/&gt;</text:p>
      <text:p text:style-name="Normal"><text:s text:c="32"/>&lt;/fieldset&gt;</text:p>
      <text:p text:style-name="Normal"><text:s text:c="28"/>&lt;/form&gt;</text:p>
      <text:p text:style-name="Normal"><text:s text:c="24"/>&lt;/div&gt;</text:p>
      <text:p text:style-name="Normal"><text:s text:c="20"/>&lt;/div&gt;</text:p>
      <text:p text:style-name="Normal"><text:s text:c="16"/>&lt;/div&gt;</text:p>
      <text:p text:style-name="Normal"/>
      <text:p text:style-name="Normal"><text:s text:c="16"/>&lt;div class="select_converter2"&gt;</text:p>
      <text:p text:style-name="Normal"><text:s text:c="20"/>&lt;div class="select_converter_head"&gt;</text:p>
      <text:p text:style-name="Normal"><text:s text:c="24"/>&lt;div class="select_converter_image"&gt;</text:p>
      <text:p text:style-name="Normal"><text:s text:c="28"/>&lt;a title="Online video converter" href="https://video.online-convert.com"&gt;&lt;img</text:p>
      <text:p text:style-name="Normal"><text:s text:c="40"/>title="Video converter"</text:p>
      <text:p text:style-name="Normal"><text:s text:c="40"/>src="https://cdn.online-convert.com/images/video-converter_small.png"</text:p>
      <text:p text:style-name="Normal"><text:s text:c="40"/>alt="Convert video online" width="70" height="61"/&gt;&lt;/a&gt;</text:p>
      <text:p text:style-name="Normal"><text:s text:c="24"/>&lt;/div&gt;</text:p>
      <text:p text:style-name="Normal"><text:s text:c="24"/>&lt;div class="select_converter_title"&gt;</text:p>
      <text:p text:style-name="Normal"><text:s text:c="28"/>&lt;h2&gt;&lt;a title="Video file conversion"</text:p>
      <text:p text:style-name="Normal"><text:s text:c="35"/>href="https://video.online-convert.com"&gt;Video converter&lt;/a&gt;&lt;/h2&gt;</text:p>
      <text:p text:style-name="Normal"><text:s text:c="24"/>&lt;/div&gt;</text:p>
      <text:p text:style-name="Normal"><text:s text:c="20"/>&lt;/div&gt;</text:p>
      <text:p text:style-name="Normal"><text:s text:c="20"/>&lt;div class="select_converter_field"&gt;</text:p>
      <text:p text:style-name="Normal"><text:s text:c="24"/>&lt;form class="forms" name="forms_video" id="forms_video" method="post" action="https://www.online-convert.com"&gt;</text:p>
      <text:p text:style-name="Normal"><text:s text:c="28"/>&lt;fieldset&gt;</text:p>
      <text:p text:style-name="Normal"><text:s text:c="32"/>&lt;legend&gt;Video conversion&lt;/legend&gt;</text:p>
      <text:p text:style-name="Normal"><text:s text:c="32"/>&lt;select id="box_selection_video" name="box_selection"&gt;</text:p>
      <text:p text:style-name="Normal"><text:s text:c="36"/>&lt;option title="Overview of our video converter"</text:p>
      <text:p text:style-name="Normal"><text:s text:c="44"/>value="https://video.online-convert.com"&gt;Select target format...&lt;/option&gt;</text:p>
      <text:p text:style-name="Normal"><text:s text:c="5668"/>&lt;option title="3G2 video converter"</text:p>
      <text:p text:style-name="Normal"><text:s text:c="52"/>value="https://video.online-convert.com/convert-to-3g2"&gt;Convert to <text:s/>3G2 &lt;/option&gt;</text:p>
      <text:p text:style-name="Normal"><text:s text:c="160"/>&lt;option title="Convert video to 3GP"</text:p>
      <text:p text:style-name="Normal"><text:s text:c="52"/>value="https://video.online-convert.com/convert-to-3gp"&gt;Convert to <text:s/>3GP &lt;/option&gt;</text:p>
      <text:p text:style-name="Normal"><text:s text:c="160"/>&lt;option title="Online AVI video converter"</text:p>
      <text:p text:style-name="Normal"><text:s text:c="52"/>value="https://video.online-convert.com/convert-to-avi"&gt;Convert to <text:s/>AVI &lt;/option&gt;</text:p>
      <text:p text:style-name="Normal"><text:s text:c="160"/>&lt;option title="Online video converter to FLV"</text:p>
      <text:p text:style-name="Normal"><text:s text:c="52"/>value="https://video.online-convert.com/convert-to-flv"&gt;Convert to <text:s/>FLV &lt;/option&gt;</text:p>
      <text:p text:style-name="Normal"><text:s text:c="160"/>&lt;option title="Convert video to the Matroska (MKV) format"</text:p>
      <text:p text:style-name="Normal"><text:s text:c="52"/>value="https://video.online-convert.com/convert-to-mkv"&gt;Convert to <text:s/>MKV &lt;/option&gt;</text:p>
      <text:p text:style-name="Normal"><text:s text:c="160"/>&lt;option title="Convert video to Quicktime MOV"</text:p>
      <text:p text:style-name="Normal"><text:s text:c="52"/>value="https://video.online-convert.com/convert-to-mov"&gt;Convert to <text:s/>MOV &lt;/option&gt;</text:p>
      <text:p text:style-name="Normal"><text:s text:c="160"/>&lt;option title="Convert video to MP4"</text:p>
      <text:p text:style-name="Normal"><text:s text:c="52"/>value="https://video.online-convert.com/convert-to-mp4"&gt;Convert to <text:s/>MP4 &lt;/option&gt;</text:p>
      <text:p text:style-name="Normal"><text:s text:c="160"/>&lt;option title="Convert video to MPEG-1"</text:p>
      <text:p text:style-name="Normal"><text:s text:c="52"/>value="https://video.online-convert.com/convert-to-mpeg-1"&gt;Convert to <text:s/>MPEG-1 &lt;/option&gt;</text:p>
      <text:p text:style-name="Normal"><text:s text:c="160"/>&lt;option title="Convert video to MPEG-2"</text:p>
      <text:p text:style-name="Normal"><text:s text:c="52"/>value="https://video.online-convert.com/convert-to-mpeg-2"&gt;Convert to <text:s/>MPEG-2 &lt;/option&gt;</text:p>
      <text:p text:style-name="Normal"><text:s text:c="160"/>&lt;option title="Convert video to the OGV format"</text:p>
      <text:p text:style-name="Normal"><text:s text:c="52"/>value="https://video.online-convert.com/convert-to-ogv"&gt;Convert to <text:s/>OGV &lt;/option&gt;</text:p>
      <text:p text:style-name="Normal"><text:s text:c="160"/>&lt;option title="Video converter to convert to the WebM format (VP8)"</text:p>
      <text:p text:style-name="Normal"><text:s text:c="52"/>value="https://video.online-convert.com/convert-to-webm"&gt;Convert to <text:s/>WEBM &lt;/option&gt;</text:p>
      <text:p text:style-name="Normal"><text:s text:c="160"/>&lt;option title="Online WMV video converter"</text:p>
      <text:p text:style-name="Normal"><text:s text:c="52"/>value="https://video.online-convert.com/convert-to-wmv"&gt;Convert to <text:s/>WMV &lt;/option&gt;</text:p>
      <text:p text:style-name="Normal"><text:s text:c="160"/>&lt;option title="Convert video for Android devices"</text:p>
      <text:p text:style-name="Normal"><text:s text:c="52"/>value="https://video.online-convert.com/convert-video-for-android"&gt;Convert video for <text:s/>Android &lt;/option&gt;</text:p>
      <text:p text:style-name="Normal"><text:s text:c="160"/>&lt;option title="Blackberry video converter"</text:p>
      <text:p text:style-name="Normal"><text:s text:c="52"/>value="https://video.online-convert.com/convert-video-for-blackberry"&gt;Convert video for <text:s/>Blackberry &lt;/option&gt;</text:p>
      <text:p text:style-name="Normal"><text:s text:c="160"/>&lt;option title="iPad video converter"</text:p>
      <text:p text:style-name="Normal"><text:s text:c="52"/>value="https://video.online-convert.com/convert-video-for-ipad"&gt;Convert video for <text:s/>iPad &lt;/option&gt;</text:p>
      <text:p text:style-name="Normal"><text:s text:c="160"/>&lt;option title="Convert your video for your iPhone"</text:p>
      <text:p text:style-name="Normal"><text:s text:c="52"/>value="https://video.online-convert.com/convert-video-for-iphone"&gt;Convert video for <text:s/>iPhone &lt;/option&gt;</text:p>
      <text:p text:style-name="Normal"><text:s text:c="160"/>&lt;option title="Online video to iPod converter"</text:p>
      <text:p text:style-name="Normal"><text:s text:c="52"/>value="https://video.online-convert.com/convert-video-for-ipod"&gt;Convert video for <text:s/>iPod &lt;/option&gt;</text:p>
      <text:p text:style-name="Normal"><text:s text:c="160"/>&lt;option title="Convert videos for the Nintendo 3DS"</text:p>
      <text:p text:style-name="Normal"><text:s text:c="52"/>value="https://video.online-convert.com/convert-video-for-nintendo-3ds"&gt;Convert video for <text:s/>Nintendo 3DS &lt;/option&gt;</text:p>
      <text:p text:style-name="Normal"><text:s text:c="160"/>&lt;option title="Convert your video to the Nintendo DS DPG format"</text:p>
      <text:p text:style-name="Normal"><text:s text:c="52"/>value="https://video.online-convert.com/convert-video-for-nintendo-ds"&gt;Convert video for <text:s/>Nintendo DS &lt;/option&gt;</text:p>
      <text:p text:style-name="Normal"><text:s text:c="160"/>&lt;option title="Convert video for Playstation3 (PS3)"</text:p>
      <text:p text:style-name="Normal"><text:s text:c="52"/>value="https://video.online-convert.com/convert-video-for-ps3"&gt;Convert video for <text:s/>PS3 &lt;/option&gt;</text:p>
      <text:p text:style-name="Normal"><text:s text:c="160"/>&lt;option title="Convert video for your PSP"</text:p>
      <text:p text:style-name="Normal"><text:s text:c="52"/>value="https://video.online-convert.com/convert-video-for-psp"&gt;Convert video for <text:s/>PSP &lt;/option&gt;</text:p>
      <text:p text:style-name="Normal"><text:s text:c="160"/>&lt;option title="Convert video for Nintendo Wii"</text:p>
      <text:p text:style-name="Normal"><text:s text:c="52"/>value="https://video.online-convert.com/convert-video-for-wii"&gt;Convert video for <text:s/>Wii &lt;/option&gt;</text:p>
      <text:p text:style-name="Normal"><text:s text:c="160"/>&lt;option title="Convert video for the XBOX 360"</text:p>
      <text:p text:style-name="Normal"><text:s text:c="52"/>value="https://video.online-convert.com/convert-video-for-xbox"&gt;Convert video for <text:s/>XBOX 360 &lt;/option&gt;</text:p>
      <text:p text:style-name="Normal"><text:s text:c="912"/></text:p>
      <text:p text:style-name="Normal"><text:s text:c="32"/>&lt;/select&gt;</text:p>
      <text:p text:style-name="Normal"><text:s text:c="32"/>&lt;input title="Video conversion" type="submit" value="Go"/&gt;</text:p>
      <text:p text:style-name="Normal"><text:s text:c="28"/>&lt;/fieldset&gt;</text:p>
      <text:p text:style-name="Normal"><text:s text:c="24"/>&lt;/form&gt;</text:p>
      <text:p text:style-name="Normal"><text:s text:c="20"/>&lt;/div&gt;</text:p>
      <text:p text:style-name="Normal"><text:s text:c="16"/>&lt;/div&gt;</text:p>
      <text:p text:style-name="Normal"/>
      <text:p text:style-name="Normal"><text:s text:c="16"/>&lt;div class="select_converter1"&gt;</text:p>
      <text:p text:style-name="Normal"><text:s text:c="20"/>&lt;div class="select_converter_head"&gt;</text:p>
      <text:p text:style-name="Normal"><text:s text:c="24"/>&lt;div class="select_converter_image"&gt;</text:p>
      <text:p text:style-name="Normal"><text:s text:c="28"/>&lt;a title="Online image converter" href="https://image.online-convert.com"&gt;&lt;img</text:p>
      <text:p text:style-name="Normal"><text:s text:c="40"/>title="Image converter"</text:p>
      <text:p text:style-name="Normal"><text:s text:c="40"/>src="https://cdn.online-convert.com/images/image-converter_small.png"</text:p>
      <text:p text:style-name="Normal"><text:s text:c="40"/>alt="Convert image online" width="70" height="61"/&gt;&lt;/a&gt;</text:p>
      <text:p text:style-name="Normal"><text:s text:c="24"/>&lt;/div&gt;</text:p>
      <text:p text:style-name="Normal"><text:s text:c="24"/>&lt;div class="select_converter_title"&gt;</text:p>
      <text:p text:style-name="Normal"><text:s text:c="28"/>&lt;h2&gt;&lt;a title="Image file conversion"</text:p>
      <text:p text:style-name="Normal"><text:s text:c="35"/>href="https://image.online-convert.com"&gt;Image converter&lt;/a&gt;&lt;/h2&gt;</text:p>
      <text:p text:style-name="Normal"><text:s text:c="24"/>&lt;/div&gt;</text:p>
      <text:p text:style-name="Normal"><text:s text:c="20"/>&lt;/div&gt;</text:p>
      <text:p text:style-name="Normal"><text:s text:c="20"/>&lt;div class="select_converter_field"&gt;</text:p>
      <text:p text:style-name="Normal"><text:s text:c="24"/>&lt;form class="forms" name="forms_image" id="forms_image" method="post" action="https://www.online-convert.com"&gt;</text:p>
      <text:p text:style-name="Normal"><text:s text:c="28"/>&lt;fieldset&gt;</text:p>
      <text:p text:style-name="Normal"><text:s text:c="32"/>&lt;legend&gt;Image conversion&lt;/legend&gt;</text:p>
      <text:p text:style-name="Normal"><text:s text:c="32"/>&lt;select id="box_selection_image" name="box_selection"&gt;</text:p>
      <text:p text:style-name="Normal"><text:s text:c="36"/>&lt;option title="Overview of our image converter"</text:p>
      <text:p text:style-name="Normal"><text:s text:c="44"/>value="https://image.online-convert.com"&gt;Select target format...&lt;/option&gt;</text:p>
      <text:p text:style-name="Normal"><text:s text:c="4680"/>&lt;option title="Convert an image to the BMP format"</text:p>
      <text:p text:style-name="Normal"><text:s text:c="52"/>value="https://image.online-convert.com/convert-to-bmp"&gt;Convert to <text:s/>BMP &lt;/option&gt;</text:p>
      <text:p text:style-name="Normal"><text:s text:c="160"/>&lt;option title="Convert an image to the EPS format"</text:p>
      <text:p text:style-name="Normal"><text:s text:c="52"/>value="https://image.online-convert.com/convert-to-eps"&gt;Convert to <text:s/>EPS &lt;/option&gt;</text:p>
      <text:p text:style-name="Normal"><text:s text:c="160"/>&lt;option title="Convert files to GIF"</text:p>
      <text:p text:style-name="Normal"><text:s text:c="52"/>value="https://image.online-convert.com/convert-to-gif"&gt;Convert to <text:s/>GIF &lt;/option&gt;</text:p>
      <text:p text:style-name="Normal"><text:s text:c="160"/>&lt;option title="Convert an image to the High dynamic-range (HDR) .EXR format"</text:p>
      <text:p text:style-name="Normal"><text:s text:c="52"/>value="https://image.online-convert.com/convert-hdr-exr"&gt;Convert to <text:s/>HDR/EXR &lt;/option&gt;</text:p>
      <text:p text:style-name="Normal"><text:s text:c="160"/>&lt;option title="Convert your image to the ICO format"</text:p>
      <text:p text:style-name="Normal"><text:s text:c="52"/>value="https://image.online-convert.com/convert-to-ico"&gt;Convert to <text:s/>ICO &lt;/option&gt;</text:p>
      <text:p text:style-name="Normal"><text:s text:c="160"/>&lt;option title="Online image converter to JPEG"</text:p>
      <text:p text:style-name="Normal"><text:s text:c="52"/>value="https://image.online-convert.com/convert-to-jpg"&gt;Convert to <text:s/>JPG &lt;/option&gt;</text:p>
      <text:p text:style-name="Normal"><text:s text:c="160"/>&lt;option title="Convert image to PNG"</text:p>
      <text:p text:style-name="Normal"><text:s text:c="52"/>value="https://image.online-convert.com/convert-to-png"&gt;Convert to <text:s/>PNG &lt;/option&gt;</text:p>
      <text:p text:style-name="Normal"><text:s text:c="160"/>&lt;option title="Convert image to the SVG format"</text:p>
      <text:p text:style-name="Normal"><text:s text:c="52"/>value="https://image.online-convert.com/convert-to-svg"&gt;Convert to <text:s/>SVG &lt;/option&gt;</text:p>
      <text:p text:style-name="Normal"><text:s text:c="160"/>&lt;option title="Convert image to TGA format"</text:p>
      <text:p text:style-name="Normal"><text:s text:c="52"/>value="https://image.online-convert.com/convert-to-tga"&gt;Convert to <text:s/>TGA &lt;/option&gt;</text:p>
      <text:p text:style-name="Normal"><text:s text:c="160"/>&lt;option title="Convert image to TIFF format"</text:p>
      <text:p text:style-name="Normal"><text:s text:c="52"/>value="https://image.online-convert.com/convert-to-tiff"&gt;Convert to <text:s/>TIFF &lt;/option&gt;</text:p>
      <text:p text:style-name="Normal"><text:s text:c="160"/>&lt;option title="Convert image to WBMP (mobile format)"</text:p>
      <text:p text:style-name="Normal"><text:s text:c="52"/>value="https://image.online-convert.com/convert-to-wbmp"&gt;Convert to <text:s/>WBMP &lt;/option&gt;</text:p>
      <text:p text:style-name="Normal"><text:s text:c="160"/>&lt;option title="Convert an image to WebP"</text:p>
      <text:p text:style-name="Normal"><text:s text:c="52"/>value="https://image.online-convert.com/convert-to-webp"&gt;Convert to <text:s/>WebP &lt;/option&gt;</text:p>
      <text:p text:style-name="Normal"><text:s text:c="2736"/></text:p>
      <text:p text:style-name="Normal"><text:s text:c="32"/>&lt;/select&gt;</text:p>
      <text:p text:style-name="Normal"><text:s text:c="32"/>&lt;input title="Image conversion" type="submit" value="Go"/&gt;</text:p>
      <text:p text:style-name="Normal"><text:s text:c="28"/>&lt;/fieldset&gt;</text:p>
      <text:p text:style-name="Normal"><text:s text:c="24"/>&lt;/form&gt;</text:p>
      <text:p text:style-name="Normal"><text:s text:c="20"/>&lt;/div&gt;</text:p>
      <text:p text:style-name="Normal"><text:s text:c="16"/>&lt;/div&gt;</text:p>
      <text:p text:style-name="Normal"/>
      <text:p text:style-name="Normal"><text:s text:c="16"/>&lt;div class="select_converter2"&gt;</text:p>
      <text:p text:style-name="Normal"><text:s text:c="20"/>&lt;div class="select_converter_head"&gt;</text:p>
      <text:p text:style-name="Normal"><text:s text:c="24"/>&lt;div class="select_converter_image"&gt;</text:p>
      <text:p text:style-name="Normal"><text:s text:c="28"/>&lt;a title="Online document converter" href="https://document.online-convert.com"&gt;&lt;img</text:p>
      <text:p text:style-name="Normal"><text:s text:c="40"/>title="Document converter"</text:p>
      <text:p text:style-name="Normal"><text:s text:c="40"/>src="https://cdn.online-convert.com/images/document-converter_small.png"</text:p>
      <text:p text:style-name="Normal"><text:s text:c="40"/>alt="Convert document online" width="70" height="61"/&gt;&lt;/a&gt;</text:p>
      <text:p text:style-name="Normal"><text:s text:c="24"/>&lt;/div&gt;</text:p>
      <text:p text:style-name="Normal"><text:s text:c="24"/>&lt;div class="select_converter_title"&gt;</text:p>
      <text:p text:style-name="Normal"><text:s text:c="28"/>&lt;h2&gt;&lt;a title="Document file conversion"</text:p>
      <text:p text:style-name="Normal"><text:s text:c="35"/>href="https://document.online-convert.com"&gt;Document converter&lt;/a&gt;&lt;/h2&gt;</text:p>
      <text:p text:style-name="Normal"><text:s text:c="24"/>&lt;/div&gt;</text:p>
      <text:p text:style-name="Normal"><text:s text:c="20"/>&lt;/div&gt;</text:p>
      <text:p text:style-name="Normal"><text:s text:c="20"/>&lt;div class="select_converter_field"&gt;</text:p>
      <text:p text:style-name="Normal"><text:s text:c="24"/>&lt;form class="forms" name="forms_document" id="forms_document" method="post"</text:p>
      <text:p text:style-name="Normal"><text:s text:c="30"/>action="https://www.online-convert.com"&gt;</text:p>
      <text:p text:style-name="Normal"><text:s text:c="28"/>&lt;fieldset&gt;</text:p>
      <text:p text:style-name="Normal"><text:s text:c="32"/>&lt;legend&gt;Document conversion&lt;/legend&gt;</text:p>
      <text:p text:style-name="Normal"><text:s text:c="32"/>&lt;select id="box_selection_document" name="box_selection"&gt;</text:p>
      <text:p text:style-name="Normal"><text:s text:c="36"/>&lt;option title="Overview of our document converter"</text:p>
      <text:p text:style-name="Normal"><text:s text:c="44"/>value="https://document.online-convert.com"&gt;Select target format...&lt;/option&gt;</text:p>
      <text:p text:style-name="Normal"><text:s text:c="1412"/>&lt;option title="Convert PDF and other documents to Word"</text:p>
      <text:p text:style-name="Normal"><text:s text:c="52"/>value="https://document.online-convert.com/convert-to-doc"&gt;Convert to <text:s/>DOC &lt;/option&gt;</text:p>
      <text:p text:style-name="Normal"><text:s text:c="160"/>&lt;option title="Convert your documents to DOCX"</text:p>
      <text:p text:style-name="Normal"><text:s text:c="52"/>value="https://document.online-convert.com/convert-to-docx"&gt;Convert to <text:s/>DOCX &lt;/option&gt;</text:p>
      <text:p text:style-name="Normal"><text:s text:c="160"/>&lt;option title="Convert files to a Flash slideshow"</text:p>
      <text:p text:style-name="Normal"><text:s text:c="52"/>value="https://document.online-convert.com/convert-to-flash"&gt;Convert to <text:s/>Flash &lt;/option&gt;</text:p>
      <text:p text:style-name="Normal"><text:s text:c="160"/>&lt;option title="Convert a document to HTML"</text:p>
      <text:p text:style-name="Normal"><text:s text:c="52"/>value="https://document.online-convert.com/convert-to-html"&gt;Convert to <text:s/>HTML &lt;/option&gt;</text:p>
      <text:p text:style-name="Normal"><text:s text:c="160"/>&lt;option title="Convert to Open-Office ODT format"</text:p>
      <text:p text:style-name="Normal"><text:s text:c="52"/>value="https://document.online-convert.com/convert-to-odt"&gt;Convert to <text:s/>ODT &lt;/option&gt;</text:p>
      <text:p text:style-name="Normal"><text:s text:c="160"/>&lt;option title="Convert documents and images to PDF"</text:p>
      <text:p text:style-name="Normal"><text:s text:c="52"/>value="https://document.online-convert.com/convert-to-pdf"&gt;Convert to <text:s/>PDF &lt;/option&gt;</text:p>
      <text:p text:style-name="Normal"><text:s text:c="160"/>&lt;option title="Powerpoint converter"</text:p>
      <text:p text:style-name="Normal"><text:s text:c="52"/>value="https://document.online-convert.com/convert-to-ppt"&gt;Convert to <text:s/>PPT &lt;/option&gt;</text:p>
      <text:p text:style-name="Normal"><text:s text:c="160"/>&lt;option title="Convert files to the Powerpoint PPTX format"</text:p>
      <text:p text:style-name="Normal"><text:s text:c="52"/>value="https://document.online-convert.com/convert-to-pptx"&gt;Convert to <text:s/>PPTX &lt;/option&gt;</text:p>
      <text:p text:style-name="Normal"><text:s text:c="160"/>&lt;option title="Online RTF converter"</text:p>
      <text:p text:style-name="Normal"><text:s text:c="52"/>value="https://document.online-convert.com/convert-to-rtf"&gt;Convert to <text:s/>RTF &lt;/option&gt;</text:p>
      <text:p text:style-name="Normal"><text:s text:c="160"/>&lt;option title="Convert your document to text"</text:p>
      <text:p text:style-name="Normal"><text:s text:c="52"/>value="https://document.online-convert.com/convert-to-txt"&gt;Convert to <text:s/>TXT &lt;/option&gt;</text:p>
      <text:p text:style-name="Normal"><text:s text:c="6156"/></text:p>
      <text:p text:style-name="Normal"><text:s text:c="32"/>&lt;/select&gt;</text:p>
      <text:p text:style-name="Normal"><text:s text:c="32"/>&lt;input title="Document conversion" name="submit_button" type="submit"</text:p>
      <text:p text:style-name="Normal"><text:s text:c="39"/>value="Go"/&gt;</text:p>
      <text:p text:style-name="Normal"><text:s text:c="28"/>&lt;/fieldset&gt;</text:p>
      <text:p text:style-name="Normal"><text:s text:c="24"/>&lt;/form&gt;</text:p>
      <text:p text:style-name="Normal"><text:s text:c="20"/>&lt;/div&gt;</text:p>
      <text:p text:style-name="Normal"><text:s text:c="16"/>&lt;/div&gt;</text:p>
      <text:p text:style-name="Normal"/>
      <text:p text:style-name="Normal"><text:s text:c="16"/>&lt;div class="select_converter1"&gt;</text:p>
      <text:p text:style-name="Normal"><text:s text:c="20"/>&lt;div class="select_converter_head"&gt;</text:p>
      <text:p text:style-name="Normal"><text:s text:c="24"/>&lt;div class="select_converter_image"&gt;</text:p>
      <text:p text:style-name="Normal"><text:s text:c="28"/>&lt;a title="Online ebook converter" href="https://ebook.online-convert.com"&gt;&lt;img</text:p>
      <text:p text:style-name="Normal"><text:s text:c="40"/>title="Ebook converter"</text:p>
      <text:p text:style-name="Normal"><text:s text:c="40"/>src="https://cdn.online-convert.com/images/ebook-converter_small.png"</text:p>
      <text:p text:style-name="Normal"><text:s text:c="40"/>alt="Convert ebook online" width="70" height="61"/&gt;&lt;/a&gt;</text:p>
      <text:p text:style-name="Normal"><text:s text:c="24"/>&lt;/div&gt;</text:p>
      <text:p text:style-name="Normal"><text:s text:c="24"/>&lt;div class="select_converter_title"&gt;</text:p>
      <text:p text:style-name="Normal"><text:s text:c="28"/>&lt;h2&gt;&lt;a title="E-book file conversion"</text:p>
      <text:p text:style-name="Normal"><text:s text:c="35"/>href="https://ebook.online-convert.com"&gt;Ebook converter&lt;/a&gt;&lt;/h2&gt;</text:p>
      <text:p text:style-name="Normal"><text:s text:c="24"/>&lt;/div&gt;</text:p>
      <text:p text:style-name="Normal"><text:s text:c="20"/>&lt;/div&gt;</text:p>
      <text:p text:style-name="Normal"><text:s text:c="20"/>&lt;div class="select_converter_field"&gt;</text:p>
      <text:p text:style-name="Normal"><text:s text:c="24"/>&lt;form class="forms" name="forms_ebook" id="forms_ebook" method="post" action="https://www.online-convert.com"&gt;</text:p>
      <text:p text:style-name="Normal"><text:s text:c="28"/>&lt;fieldset&gt;</text:p>
      <text:p text:style-name="Normal"><text:s text:c="32"/>&lt;legend&gt;Ebook conversion&lt;/legend&gt;</text:p>
      <text:p text:style-name="Normal"><text:s text:c="32"/>&lt;select id="box_selection_ebook" name="box_selection"&gt;</text:p>
      <text:p text:style-name="Normal"><text:s text:c="36"/>&lt;option title="Overview of our ebook converter"</text:p>
      <text:p text:style-name="Normal"><text:s text:c="44"/>value="https://ebook.online-convert.com"&gt;Select target format...&lt;/option&gt;</text:p>
      <text:p text:style-name="Normal"><text:s text:c="2248"/>&lt;option title="Convert ebooks to the Kindle AZW 3 format"</text:p>
      <text:p text:style-name="Normal"><text:s text:c="52"/>value="https://ebook.online-convert.com/convert-to-azw3"&gt;Convert to <text:s/>AZW &lt;/option&gt;</text:p>
      <text:p text:style-name="Normal"><text:s text:c="160"/>&lt;option title="Convert text to the ePub ebook format"</text:p>
      <text:p text:style-name="Normal"><text:s text:c="52"/>value="https://ebook.online-convert.com/convert-to-epub"&gt;Convert to <text:s/>ePub &lt;/option&gt;</text:p>
      <text:p text:style-name="Normal"><text:s text:c="160"/>&lt;option title="Convert your text to the ebook FB2 format"</text:p>
      <text:p text:style-name="Normal"><text:s text:c="52"/>value="https://ebook.online-convert.com/convert-to-fb2"&gt;Convert to <text:s/>FB2 &lt;/option&gt;</text:p>
      <text:p text:style-name="Normal"><text:s text:c="160"/>&lt;option title="Convert your text file to the Microsoft LIT ebook format"</text:p>
      <text:p text:style-name="Normal"><text:s text:c="52"/>value="https://ebook.online-convert.com/convert-to-lit"&gt;Convert to <text:s/>LIT &lt;/option&gt;</text:p>
      <text:p text:style-name="Normal"><text:s text:c="160"/>&lt;option title="Convert a file to the Sony LRF ebook format"</text:p>
      <text:p text:style-name="Normal"><text:s text:c="52"/>value="https://ebook.online-convert.com/convert-to-lrf"&gt;Convert to <text:s/>LRF &lt;/option&gt;</text:p>
      <text:p text:style-name="Normal"><text:s text:c="160"/>&lt;option title="Convert text or ebooks to the MOBI format"</text:p>
      <text:p text:style-name="Normal"><text:s text:c="52"/>value="https://ebook.online-convert.com/convert-to-mobi"&gt;Convert to <text:s/>MOBI &lt;/option&gt;</text:p>
      <text:p text:style-name="Normal"><text:s text:c="160"/>&lt;option title="Convert an ebook to the Palm PDB format"</text:p>
      <text:p text:style-name="Normal"><text:s text:c="52"/>value="https://ebook.online-convert.com/convert-to-pdb"&gt;Convert to <text:s/>PDB &lt;/option&gt;</text:p>
      <text:p text:style-name="Normal"><text:s text:c="160"/>&lt;option title="Convert text files to PDF optimized for ebook reader"</text:p>
      <text:p text:style-name="Normal"><text:s text:c="52"/>value="https://ebook.online-convert.com/convert-to-pdf"&gt;Convert to <text:s/>PDF &lt;/option&gt;</text:p>
      <text:p text:style-name="Normal"><text:s text:c="160"/>&lt;option title="Convert an ebook to the TCR reader format"</text:p>
      <text:p text:style-name="Normal"><text:s text:c="52"/>value="https://ebook.online-convert.com/convert-to-tcr"&gt;Convert to <text:s/>TCR &lt;/option&gt;</text:p>
      <text:p text:style-name="Normal"><text:s text:c="5396"/></text:p>
      <text:p text:style-name="Normal"><text:s text:c="32"/>&lt;/select&gt;</text:p>
      <text:p text:style-name="Normal"><text:s text:c="32"/>&lt;input title="Ebook conversion" type="submit" value="Go"/&gt;</text:p>
      <text:p text:style-name="Normal"><text:s text:c="28"/>&lt;/fieldset&gt;</text:p>
      <text:p text:style-name="Normal"><text:s text:c="24"/>&lt;/form&gt;</text:p>
      <text:p text:style-name="Normal"><text:s text:c="20"/>&lt;/div&gt;</text:p>
      <text:p text:style-name="Normal"><text:s text:c="16"/>&lt;/div&gt;</text:p>
      <text:p text:style-name="Normal"/>
      <text:p text:style-name="Normal"><text:s text:c="16"/>&lt;div class="select_converter2"&gt;</text:p>
      <text:p text:style-name="Normal"><text:s text:c="20"/>&lt;div class="select_converter_head"&gt;</text:p>
      <text:p text:style-name="Normal"><text:s text:c="24"/>&lt;div class="select_converter_image"&gt;</text:p>
      <text:p text:style-name="Normal"><text:s text:c="28"/>&lt;a title="Online archive converter" href="https://archive.online-convert.com"&gt;&lt;img</text:p>
      <text:p text:style-name="Normal"><text:s text:c="40"/>title="Archive converter"</text:p>
      <text:p text:style-name="Normal"><text:s text:c="40"/>src="https://cdn.online-convert.com/images/archive-converter_small.png"</text:p>
      <text:p text:style-name="Normal"><text:s text:c="40"/>alt="Convert archive online" width="70" height="61"/&gt;&lt;/a&gt;</text:p>
      <text:p text:style-name="Normal"><text:s text:c="24"/>&lt;/div&gt;</text:p>
      <text:p text:style-name="Normal"><text:s text:c="24"/>&lt;div class="select_converter_title"&gt;</text:p>
      <text:p text:style-name="Normal"><text:s text:c="28"/>&lt;h2&gt;&lt;a title="Archive file conversion"</text:p>
      <text:p text:style-name="Normal"><text:s text:c="35"/>href="https://archive.online-convert.com"&gt;Archive converter&lt;/a&gt;&lt;/h2&gt;</text:p>
      <text:p text:style-name="Normal"><text:s text:c="24"/>&lt;/div&gt;</text:p>
      <text:p text:style-name="Normal"><text:s text:c="20"/>&lt;/div&gt;</text:p>
      <text:p text:style-name="Normal"><text:s text:c="20"/>&lt;div class="select_converter_field"&gt;</text:p>
      <text:p text:style-name="Normal"><text:s text:c="24"/>&lt;form class="forms" name="forms_archive" id="forms_archive" method="post" action="https://www.online-convert.com"&gt;</text:p>
      <text:p text:style-name="Normal"><text:s text:c="28"/>&lt;fieldset&gt;</text:p>
      <text:p text:style-name="Normal"><text:s text:c="32"/>&lt;legend&gt;Archive conversion&lt;/legend&gt;</text:p>
      <text:p text:style-name="Normal"><text:s text:c="32"/>&lt;select id="box_selection_archive" name="box_selection"&gt;</text:p>
      <text:p text:style-name="Normal"><text:s text:c="36"/>&lt;option title="Overview of our archive converter"</text:p>
      <text:p text:style-name="Normal"><text:s text:c="44"/>value="https://archive.online-convert.com"&gt;Select target format...&lt;/option&gt;</text:p>
      <text:p text:style-name="Normal"><text:s text:c="196"/>&lt;option title="7z file converter"</text:p>
      <text:p text:style-name="Normal"><text:s text:c="52"/>value="https://archive.online-convert.com/convert-to-7z"&gt;Convert to <text:s/>7Z &lt;/option&gt;</text:p>
      <text:p text:style-name="Normal"><text:s text:c="160"/>&lt;option title="Create TAR.BZ2 archives online"</text:p>
      <text:p text:style-name="Normal"><text:s text:c="52"/>value="https://archive.online-convert.com/convert-to-bz2"&gt;Convert to <text:s/>TAR.BZ2 &lt;/option&gt;</text:p>
      <text:p text:style-name="Normal"><text:s text:c="160"/>&lt;option title="Online TAR.GZ compressor"</text:p>
      <text:p text:style-name="Normal"><text:s text:c="52"/>value="https://archive.online-convert.com/convert-to-gz"&gt;Convert to <text:s/>TAR.GZ &lt;/option&gt;</text:p>
      <text:p text:style-name="Normal"><text:s text:c="160"/>&lt;option title="Convert your files to the ZIP format"</text:p>
      <text:p text:style-name="Normal"><text:s text:c="52"/>value="https://archive.online-convert.com/convert-to-zip"&gt;Convert to <text:s/>ZIP &lt;/option&gt;</text:p>
      <text:p text:style-name="Normal"><text:s text:c="7828"/></text:p>
      <text:p text:style-name="Normal"><text:s text:c="32"/>&lt;/select&gt;</text:p>
      <text:p text:style-name="Normal"><text:s text:c="32"/>&lt;input title="Archive conversion" type="submit" value="Go"/&gt;</text:p>
      <text:p text:style-name="Normal"><text:s text:c="28"/>&lt;/fieldset&gt;</text:p>
      <text:p text:style-name="Normal"><text:s text:c="24"/>&lt;/form&gt;</text:p>
      <text:p text:style-name="Normal"><text:s text:c="20"/>&lt;/div&gt;</text:p>
      <text:p text:style-name="Normal"><text:s text:c="16"/>&lt;/div&gt;</text:p>
      <text:p text:style-name="Normal"/>
      <text:p text:style-name="Normal"><text:s text:c="16"/>&lt;div class="select_converter1"&gt;</text:p>
      <text:p text:style-name="Normal"><text:s text:c="20"/>&lt;div class="select_converter_head"&gt;</text:p>
      <text:p text:style-name="Normal"><text:s text:c="24"/>&lt;div class="select_converter_image"&gt;</text:p>
      <text:p text:style-name="Normal"><text:s text:c="28"/>&lt;a title="Online webservice converter" href="https://webservice.online-convert.com"&gt;&lt;img</text:p>
      <text:p text:style-name="Normal"><text:s text:c="40"/>title="Webservice converter"</text:p>
      <text:p text:style-name="Normal"><text:s text:c="40"/>src="https://cdn.online-convert.com/images/webservice-converter_small.png"</text:p>
      <text:p text:style-name="Normal"><text:s text:c="40"/>alt="Convert video for webservices" width="70" height="61"/&gt;&lt;/a&gt;</text:p>
      <text:p text:style-name="Normal"><text:s text:c="24"/>&lt;/div&gt;</text:p>
      <text:p text:style-name="Normal"><text:s text:c="24"/>&lt;div class="select_converter_title"&gt;</text:p>
      <text:p text:style-name="Normal"><text:s text:c="28"/>&lt;h2&gt;&lt;a title="Webservice file conversion"</text:p>
      <text:p text:style-name="Normal"><text:s text:c="35"/>href="https://webservice.online-convert.com"&gt;Webservice converter&lt;/a&gt;&lt;/h2&gt;</text:p>
      <text:p text:style-name="Normal"><text:s text:c="24"/>&lt;/div&gt;</text:p>
      <text:p text:style-name="Normal"><text:s text:c="20"/>&lt;/div&gt;</text:p>
      <text:p text:style-name="Normal"><text:s text:c="20"/>&lt;div class="select_converter_field"&gt;</text:p>
      <text:p text:style-name="Normal"><text:s text:c="24"/>&lt;form class="forms" name="forms_webservice" id="forms_webservice" method="post" action="https://www.online-convert.com"&gt;</text:p>
      <text:p text:style-name="Normal"><text:s text:c="28"/>&lt;fieldset&gt;</text:p>
      <text:p text:style-name="Normal"><text:s text:c="32"/>&lt;legend&gt;Webservice conversion&lt;/legend&gt;</text:p>
      <text:p text:style-name="Normal"><text:s text:c="32"/>&lt;select id="box_selection_webservice" name="box_selection"&gt;</text:p>
      <text:p text:style-name="Normal"><text:s text:c="36"/>&lt;option title="Overview of our webservice converter"</text:p>
      <text:p text:style-name="Normal"><text:s text:c="44"/>value="https://webservice.online-convert.com"&gt;Select target service...&lt;/option&gt;</text:p>
      <text:p text:style-name="Normal"><text:s text:c="7492"/>&lt;option title="Dailymotion video converter"</text:p>
      <text:p text:style-name="Normal"><text:s text:c="52"/>value="https://webservice.online-convert.com/convert-video-for-dailymotion"&gt;Convert for <text:s/>Dailymotion &lt;/option&gt;</text:p>
      <text:p text:style-name="Normal"><text:s text:c="160"/>&lt;option title="Convert your video for Facebook"</text:p>
      <text:p text:style-name="Normal"><text:s text:c="52"/>value="https://webservice.online-convert.com/convert-for-facebook"&gt;Convert for <text:s/>Facebook &lt;/option&gt;</text:p>
      <text:p text:style-name="Normal"><text:s text:c="160"/>&lt;option title="Convert video for Instagram"</text:p>
      <text:p text:style-name="Normal"><text:s text:c="52"/>value="https://webservice.online-convert.com/convert-for-instagram"&gt;Convert for <text:s/>Instagram &lt;/option&gt;</text:p>
      <text:p text:style-name="Normal"><text:s text:c="160"/>&lt;option title="Convert a file for Telegram"</text:p>
      <text:p text:style-name="Normal"><text:s text:c="52"/>value="https://webservice.online-convert.com/convert-for-telegram"&gt;Convert for <text:s/>Telegram &lt;/option&gt;</text:p>
      <text:p text:style-name="Normal"><text:s text:c="160"/>&lt;option title="Convert your file for Twitch"</text:p>
      <text:p text:style-name="Normal"><text:s text:c="52"/>value="https://webservice.online-convert.com/convert-video-for-twitch"&gt;Convert for <text:s/>Twitch &lt;/option&gt;</text:p>
      <text:p text:style-name="Normal"><text:s text:c="160"/>&lt;option title="Convert your file for Twitter"</text:p>
      <text:p text:style-name="Normal"><text:s text:c="52"/>value="https://webservice.online-convert.com/convert-for-twitter"&gt;Convert for <text:s/>Twitter &lt;/option&gt;</text:p>
      <text:p text:style-name="Normal"><text:s text:c="160"/>&lt;option title="Viber video converter"</text:p>
      <text:p text:style-name="Normal"><text:s text:c="52"/>value="https://webservice.online-convert.com/convert-video-for-viber"&gt;Convert for <text:s/>Viber &lt;/option&gt;</text:p>
      <text:p text:style-name="Normal"><text:s text:c="160"/>&lt;option title="Video converter for vimeo"</text:p>
      <text:p text:style-name="Normal"><text:s text:c="52"/>value="https://webservice.online-convert.com/convert-video-for-vimeo"&gt;Convert for <text:s/>Vimeo &lt;/option&gt;</text:p>
      <text:p text:style-name="Normal"><text:s text:c="160"/>&lt;option title="Convert a file for WhatsApp"</text:p>
      <text:p text:style-name="Normal"><text:s text:c="52"/>value="https://webservice.online-convert.com/convert-for-whatsapp"&gt;Convert for <text:s/>WhatsApp &lt;/option&gt;</text:p>
      <text:p text:style-name="Normal"><text:s text:c="160"/>&lt;option title="Video converter for Youtube"</text:p>
      <text:p text:style-name="Normal"><text:s text:c="52"/>value="https://webservice.online-convert.com/convert-video-for-youtube"&gt;Convert for <text:s/>Youtube &lt;/option&gt;</text:p>
      <text:p text:style-name="Normal"><text:s text:c="76"/></text:p>
      <text:p text:style-name="Normal"><text:s text:c="32"/>&lt;/select&gt;</text:p>
      <text:p text:style-name="Normal"><text:s text:c="32"/>&lt;input title="Webservice conversion" type="submit" value="Go"/&gt;</text:p>
      <text:p text:style-name="Normal"><text:s text:c="28"/>&lt;/fieldset&gt;</text:p>
      <text:p text:style-name="Normal"><text:s text:c="24"/>&lt;/form&gt;</text:p>
      <text:p text:style-name="Normal"><text:s text:c="20"/>&lt;/div&gt;</text:p>
      <text:p text:style-name="Normal"><text:s text:c="16"/>&lt;/div&gt;</text:p>
      <text:p text:style-name="Normal"/>
      <text:p text:style-name="Normal"><text:s text:c="16"/>&lt;div class="select_converter2"&gt;</text:p>
      <text:p text:style-name="Normal"><text:s text:c="20"/>&lt;div class="select_converter_head"&gt;</text:p>
      <text:p text:style-name="Normal"><text:s text:c="24"/>&lt;div class="select_converter_image"&gt;</text:p>
      <text:p text:style-name="Normal"><text:s text:c="28"/>&lt;a title="Online hash generator" href="https://hash.online-convert.com"&gt;&lt;img</text:p>
      <text:p text:style-name="Normal"><text:s text:c="40"/>title="Hash generator"</text:p>
      <text:p text:style-name="Normal"><text:s text:c="40"/>src="https://cdn.online-convert.com/images/hash-converter_small.png"</text:p>
      <text:p text:style-name="Normal"><text:s text:c="40"/>alt="Generate hash online" width="70" height="61"/&gt;&lt;/a&gt;</text:p>
      <text:p text:style-name="Normal"><text:s text:c="24"/>&lt;/div&gt;</text:p>
      <text:p text:style-name="Normal"><text:s text:c="24"/>&lt;div class="select_converter_title"&gt;</text:p>
      <text:p text:style-name="Normal"><text:s text:c="28"/>&lt;h2&gt;&lt;a title="Online hash generation"</text:p>
      <text:p text:style-name="Normal"><text:s text:c="35"/>href="https://hash.online-convert.com"&gt;Hash generator&lt;/a&gt;&lt;/h2&gt;</text:p>
      <text:p text:style-name="Normal"><text:s text:c="24"/>&lt;/div&gt;</text:p>
      <text:p text:style-name="Normal"><text:s text:c="20"/>&lt;/div&gt;</text:p>
      <text:p text:style-name="Normal"><text:s text:c="20"/>&lt;div class="select_converter_field"&gt;</text:p>
      <text:p text:style-name="Normal"><text:s text:c="24"/>&lt;form class="forms" name="forms_hash" id="forms_hash" method="post" action="https://www.online-convert.com"&gt;</text:p>
      <text:p text:style-name="Normal"><text:s text:c="28"/>&lt;fieldset&gt;</text:p>
      <text:p text:style-name="Normal"><text:s text:c="32"/>&lt;legend&gt;Hash generator&lt;/legend&gt;</text:p>
      <text:p text:style-name="Normal"><text:s text:c="32"/>&lt;select id="box_selection_hash" name="box_selection"&gt;</text:p>
      <text:p text:style-name="Normal"><text:s text:c="36"/>&lt;option title="Overview of our hash converter"</text:p>
      <text:p text:style-name="Normal"><text:s text:c="44"/>value="https://hash.online-convert.com"&gt;Select target format...&lt;/option&gt;</text:p>
      <text:p text:style-name="Normal"><text:s text:c="3008"/>&lt;option title="Adler32 online generator"</text:p>
      <text:p text:style-name="Normal"><text:s text:c="52"/>value="https://hash.online-convert.com/adler32-generator"&gt;Adler32&lt;/option&gt;</text:p>
      <text:p text:style-name="Normal"><text:s text:c="160"/>&lt;option title="Create a Blowfish hash with salt"</text:p>
      <text:p text:style-name="Normal"><text:s text:c="52"/>value="https://hash.online-convert.com/blowfish-generator"&gt;Blowfish&lt;/option&gt;</text:p>
      <text:p text:style-name="Normal"><text:s text:c="160"/>&lt;option title="CRC-32 online checksum calculator"</text:p>
      <text:p text:style-name="Normal"><text:s text:c="52"/>value="https://hash.online-convert.com/crc32-generator"&gt;CRC-32&lt;/option&gt;</text:p>
      <text:p text:style-name="Normal"><text:s text:c="160"/>&lt;option title="Calculate CRC-32B checksums online"</text:p>
      <text:p text:style-name="Normal"><text:s text:c="52"/>value="https://hash.online-convert.com/crc32b-generator"&gt;CRC-32B&lt;/option&gt;</text:p>
      <text:p text:style-name="Normal"><text:s text:c="160"/>&lt;option title="Online DES hash generator"</text:p>
      <text:p text:style-name="Normal"><text:s text:c="52"/>value="https://hash.online-convert.com/des-generator"&gt;DES&lt;/option&gt;</text:p>
      <text:p text:style-name="Normal"><text:s text:c="160"/>&lt;option title="Create a GOST hash online"</text:p>
      <text:p text:style-name="Normal"><text:s text:c="52"/>value="https://hash.online-convert.com/gost-generator"&gt;Gost&lt;/option&gt;</text:p>
      <text:p text:style-name="Normal"><text:s text:c="160"/>&lt;option title="Encrypt data with the Haval-128 hash algorithm"</text:p>
      <text:p text:style-name="Normal"><text:s text:c="52"/>value="https://hash.online-convert.com/haval128-generator"&gt;Haval-128&lt;/option&gt;</text:p>
      <text:p text:style-name="Normal"><text:s text:c="160"/>&lt;option title="Generate a .htpasswd password for Apache"</text:p>
      <text:p text:style-name="Normal"><text:s text:c="52"/>value="https://hash.online-convert.com/apache-htpasswd"&gt;htpasswd Apache&lt;/option&gt;</text:p>
      <text:p text:style-name="Normal"><text:s text:c="160"/>&lt;option title="Online MD4 generator"</text:p>
      <text:p text:style-name="Normal"><text:s text:c="52"/>value="https://hash.online-convert.com/md4-generator"&gt;MD4&lt;/option&gt;</text:p>
      <text:p text:style-name="Normal"><text:s text:c="160"/>&lt;option title="MD5 Hash generator"</text:p>
      <text:p text:style-name="Normal"><text:s text:c="52"/>value="https://hash.online-convert.com/md5-generator"&gt;MD5&lt;/option&gt;</text:p>
      <text:p text:style-name="Normal"><text:s text:c="160"/>&lt;option title="Generate RIPEMD 128 Bit hash"</text:p>
      <text:p text:style-name="Normal"><text:s text:c="52"/>value="https://hash.online-convert.com/ripemd128-generator"&gt;RIPEMD-128&lt;/option&gt;</text:p>
      <text:p text:style-name="Normal"><text:s text:c="160"/>&lt;option title="Calculate a RIPEMD-160 hash"</text:p>
      <text:p text:style-name="Normal"><text:s text:c="52"/>value="https://hash.online-convert.com/ripemd160-generator"&gt;RIPEMD-160&lt;/option&gt;</text:p>
      <text:p text:style-name="Normal"><text:s text:c="160"/>&lt;option title="Generate a SHA-1 hash"</text:p>
      <text:p text:style-name="Normal"><text:s text:c="52"/>value="https://hash.online-convert.com/sha1-generator"&gt;SHA-1&lt;/option&gt;</text:p>
      <text:p text:style-name="Normal"><text:s text:c="160"/>&lt;option title="Calculate a SHA hash with 256 bits"</text:p>
      <text:p text:style-name="Normal"><text:s text:c="52"/>value="https://hash.online-convert.com/sha256-generator"&gt;SHA-256&lt;/option&gt;</text:p>
      <text:p text:style-name="Normal"><text:s text:c="160"/>&lt;option title="Generate a SHA hash with 384 Bits"</text:p>
      <text:p text:style-name="Normal"><text:s text:c="52"/>value="https://hash.online-convert.com/sha384-generator"&gt;SHA-384&lt;/option&gt;</text:p>
      <text:p text:style-name="Normal"><text:s text:c="160"/>&lt;option title="Generate a SHA hash with 512 Bits"</text:p>
      <text:p text:style-name="Normal"><text:s text:c="52"/>value="https://hash.online-convert.com/sha512-generator"&gt;SHA-512&lt;/option&gt;</text:p>
      <text:p text:style-name="Normal"><text:s text:c="160"/>&lt;option title="Calculate a Snefru hash"</text:p>
      <text:p text:style-name="Normal"><text:s text:c="52"/>value="https://hash.online-convert.com/snefru-generator"&gt;Snefru&lt;/option&gt;</text:p>
      <text:p text:style-name="Normal"><text:s text:c="160"/>&lt;option title="Tiger hash calculator using 128 Bit "</text:p>
      <text:p text:style-name="Normal"><text:s text:c="52"/>value="https://hash.online-convert.com/tiger128-calculator"&gt;Tiger-128&lt;/option&gt;</text:p>
      <text:p text:style-name="Normal"><text:s text:c="160"/>&lt;option title="Tiger 160 Bit hash calculator"</text:p>
      <text:p text:style-name="Normal"><text:s text:c="52"/>value="https://hash.online-convert.com/tiger160-converter"&gt;Tiger-160&lt;/option&gt;</text:p>
      <text:p text:style-name="Normal"><text:s text:c="160"/>&lt;option title="Generate a Tiger hash with 192 Bits"</text:p>
      <text:p text:style-name="Normal"><text:s text:c="52"/>value="https://hash.online-convert.com/tiger192-generator"&gt;Tiger-192&lt;/option&gt;</text:p>
      <text:p text:style-name="Normal"><text:s text:c="160"/>&lt;option title="Whirlpool online hash generator"</text:p>
      <text:p text:style-name="Normal"><text:s text:c="52"/>value="https://hash.online-convert.com/whirlpool-generator"&gt;Whirlpool&lt;/option&gt;</text:p>
      <text:p text:style-name="Normal"><text:s text:c="3724"/></text:p>
      <text:p text:style-name="Normal"><text:s text:c="32"/>&lt;/select&gt;</text:p>
      <text:p text:style-name="Normal"><text:s text:c="32"/>&lt;input title="Hash generator" type="submit" value="Go"/&gt;</text:p>
      <text:p text:style-name="Normal"><text:s text:c="28"/>&lt;/fieldset&gt;</text:p>
      <text:p text:style-name="Normal"><text:s text:c="24"/>&lt;/form&gt;</text:p>
      <text:p text:style-name="Normal"><text:s text:c="20"/>&lt;/div&gt;</text:p>
      <text:p text:style-name="Normal"><text:s text:c="16"/>&lt;/div&gt;</text:p>
      <text:p text:style-name="Normal"/>
      <text:p text:style-name="Normal"><text:s text:c="16"/>&lt;div id="index_description2"&gt;</text:p>
      <text:p text:style-name="Normal"><text:s text:c="20"/>&lt;p&gt;This free online file converter lets you convert media <text:s/>easy and fast from one format to another. We support a lot of different source formats, just try. If you can't find the conversion you need, please let us know and write us an e-mail. We probably can help you...&lt;/p&gt;</text:p>
      <text:p text:style-name="Normal"><text:s text:c="16"/>&lt;/div&gt;</text:p>
      <text:p text:style-name="Normal"/>
      <text:p text:style-name="Normal"><text:s text:c="12"/>&lt;/div&gt;</text:p>
      <text:p text:style-name="Normal"><text:s text:c="8"/>&lt;/div&gt;</text:p>
      <text:p text:style-name="Normal"><text:s text:c="8"/>&lt;div class="secondbar"&gt;</text:p>
      <text:p text:style-name="Normal"><text:s text:c="12"/>&lt;div id="search_top" class="clearfix"&gt;</text:p>
      <text:p text:style-name="Normal"><text:s text:c="4"/>&lt;h3&gt;</text:p>
      <text:p text:style-name="Normal"><text:s text:c="8"/>Search for supported file types</text:p>
      <text:p text:style-name="Normal"><text:s text:c="4"/>&lt;/h3&gt;</text:p>
      <text:p text:style-name="Normal">&lt;/div&gt;</text:p>
      <text:p text:style-name="Normal">&lt;div id="search" class="clearfix"&gt;</text:p>
      <text:p text:style-name="Normal"><text:s text:c="4"/>&lt;div&gt;Enter source and target file format to check if we can convert your file:&lt;/div&gt;</text:p>
      <text:p text:style-name="Normal"/>
      <text:p text:style-name="Normal"><text:s text:c="4"/>&lt;form id="search_form" class="forms" action="https://www.online-convert.com/supported-format" name="search_form" method="post"</text:p>
      <text:p text:style-name="Normal"><text:s text:c="10"/>enctype="multipart/form-data"&gt;</text:p>
      <text:p text:style-name="Normal"><text:s text:c="8"/>&lt;fieldset&gt;</text:p>
      <text:p text:style-name="Normal"><text:s text:c="12"/>&lt;legend&gt;Search conversion format&lt;/legend&gt;</text:p>
      <text:p text:style-name="Normal"><text:s text:c="12"/>&lt;ol&gt;</text:p>
      <text:p text:style-name="Normal"><text:s text:c="16"/>&lt;li&gt;</text:p>
      <text:p text:style-name="Normal"><text:s text:c="20"/>From: &lt;input title="Source file format" type="text" name="format_source"</text:p>
      <text:p text:style-name="Normal"><text:s text:c="40"/>id="format_source" value="MOV"/&gt;</text:p>
      <text:p text:style-name="Normal"><text:s text:c="20"/>To: &lt;input title="Target file format" type="text" name="format_target"</text:p>
      <text:p text:style-name="Normal"><text:s text:c="38"/>id="format_target" value="MP3"/&gt;</text:p>
      <text:p text:style-name="Normal"><text:s text:c="20"/>&lt;input title="Lookup supported file conversion format" id="search_submit" type="submit"</text:p>
      <text:p text:style-name="Normal"><text:s text:c="27"/>value="Go"/&gt;</text:p>
      <text:p text:style-name="Normal"><text:s text:c="16"/>&lt;/li&gt;</text:p>
      <text:p text:style-name="Normal"><text:s text:c="12"/>&lt;/ol&gt;</text:p>
      <text:p text:style-name="Normal"><text:s text:c="8"/>&lt;/fieldset&gt;</text:p>
      <text:p text:style-name="Normal"><text:s text:c="4"/>&lt;/form&gt;</text:p>
      <text:p text:style-name="Normal">&lt;/div&gt;</text:p>
      <text:p text:style-name="Normal"><text:s text:c="16"/>&lt;div id="bookmark_top" class="clearfix"&gt;</text:p>
      <text:p text:style-name="Normal"><text:s text:c="8"/>&lt;h3&gt;</text:p>
      <text:p text:style-name="Normal"><text:s text:c="12"/>Bookmark and share page</text:p>
      <text:p text:style-name="Normal"><text:s text:c="8"/>&lt;/h3&gt;</text:p>
      <text:p text:style-name="Normal"><text:s text:c="4"/>&lt;/div&gt;</text:p>
      <text:p text:style-name="Normal"><text:s text:c="4"/>&lt;div id="bookmark" class="clearfix"&gt;</text:p>
      <text:p text:style-name="Normal"><text:s text:c="20"/></text:p>
      <text:p text:style-name="Normal"><text:s text:c="12"/>Click here to &lt;a title="Online file converter" href="https://www.online-convert.com" id="add-favourites"&gt; bookmark this file converter&lt;/a&gt; or</text:p>
      <text:p text:style-name="Normal"><text:s text:c="16"/>&lt;div id="social_buttons"&gt;</text:p>
      <text:p text:style-name="Normal"><text:s text:c="12"/>&lt;div id="fb-root"&gt;&lt;/div&gt;</text:p>
      <text:p text:style-name="Normal"><text:s text:c="12"/>&lt;div class="fb-like" data-href="https://www.facebook.com/onlineconvert/" data-layout="button_count" data-action="like" data-size="small" data-show-faces="false" data-share="false"&gt;&lt;/div&gt;</text:p>
      <text:p text:style-name="Normal"><text:s text:c="12"/>&lt;div class="fb-share-button" data-href="https://www.online-convert.com" data-layout="button" data-size="small" data-mobile-iframe="true"&gt;&lt;a class="fb-xfbml-parse-ignore" target="_blank" href="https://www.facebook.com/sharer/sharer.php?u=https://www.online-convert.com%2F&amp;amp;src=sdkpreparse"&gt;Teilen&lt;/a&gt;&lt;/div&gt;</text:p>
      <text:p text:style-name="Normal"/>
      <text:p text:style-name="Normal"><text:s text:c="12"/>&lt;div id="twitter"&gt;</text:p>
      <text:p text:style-name="Normal"><text:s text:c="16"/>&lt;a href="https://twitter.com/onlineconvert" data-show-screen-name="false" class="twitter-follow-button" data-lang="en"&gt;Follow @onlineconvert&lt;/a&gt;</text:p>
      <text:p text:style-name="Normal"><text:s text:c="16"/>&lt;a href="https://twitter.com/share" class="twitter-share-button" data-url="https://www.online-convert.com"</text:p>
      <text:p text:style-name="Normal"><text:s text:c="19"/>data-count="horizontal" data-via="onlineconvert" data-text="Free online file converter" data-lang="en"&gt;Tweet&lt;/a&gt;</text:p>
      <text:p text:style-name="Normal"><text:s text:c="12"/>&lt;/div&gt;</text:p>
      <text:p text:style-name="Normal"/>
      <text:p text:style-name="Normal"><text:s text:c="12"/>&lt;div id="plus-one"&gt;</text:p>
      <text:p text:style-name="Normal"><text:s text:c="16"/>&lt;div class="g-plusone" data-size="medium" data-href="https://www.online-convert.com"&gt;&lt;/div&gt;</text:p>
      <text:p text:style-name="Normal"><text:s text:c="12"/>&lt;/div&gt;</text:p>
      <text:p text:style-name="Normal"/>
      <text:p text:style-name="Normal"><text:s text:c="12"/>&lt;div id="linkedin"&gt;</text:p>
      <text:p text:style-name="Normal"><text:s text:c="16"/>&lt;script type="IN/Share" data-url="https://www.online-convert.com" data-counter="right"&gt;&lt;/script&gt;</text:p>
      <text:p text:style-name="Normal"><text:s text:c="12"/>&lt;/div&gt;</text:p>
      <text:p text:style-name="Normal"><text:s text:c="8"/>&lt;/div&gt;</text:p>
      <text:p text:style-name="Normal"><text:s text:c="4"/>&lt;/div&gt;</text:p>
      <text:p text:style-name="Normal"/>
      <text:p text:style-name="Normal"/>
      <text:p text:style-name="Normal"><text:s text:c="12"/>&lt;div id="last_used_converter_top" class="clearfix"&gt;</text:p>
      <text:p text:style-name="Normal"><text:s text:c="16"/>&lt;h3&gt;</text:p>
      <text:p text:style-name="Normal"><text:s text:c="20"/>Last used converter</text:p>
      <text:p text:style-name="Normal"><text:s text:c="16"/>&lt;/h3&gt;</text:p>
      <text:p text:style-name="Normal"><text:s text:c="12"/>&lt;/div&gt;</text:p>
      <text:p text:style-name="Normal"><text:s text:c="12"/>&lt;div id="last_used_converter"&gt;</text:p>
      <text:p text:style-name="Normal"><text:s text:c="16"/>&lt;ol&gt;</text:p>
      <text:p text:style-name="Normal"><text:s text:c="44"/>&lt;li&gt;&lt;a title="Convert documents to TXT"</text:p>
      <text:p text:style-name="Normal"><text:s text:c="31"/>href="https://document.online-convert.com/convert-to-txt"&gt;Convert your document to text&lt;/a&gt;&lt;/li&gt;</text:p>
      <text:p text:style-name="Normal"><text:s text:c="44"/>&lt;li&gt;&lt;a title="Convert your video to FLV"</text:p>
      <text:p text:style-name="Normal"><text:s text:c="31"/>href="https://video.online-convert.com/convert-to-flv"&gt;Online video converter to FLV&lt;/a&gt;&lt;/li&gt;</text:p>
      <text:p text:style-name="Normal"><text:s text:c="44"/>&lt;li&gt;&lt;a title="AVI video converter - convert your videos to AVI"</text:p>
      <text:p text:style-name="Normal"><text:s text:c="31"/>href="https://video.online-convert.com/convert-to-avi"&gt;Online AVI video converter&lt;/a&gt;&lt;/li&gt;</text:p>
      <text:p text:style-name="Normal"><text:s text:c="44"/>&lt;li&gt;&lt;a title="WMV online video converter"</text:p>
      <text:p text:style-name="Normal"><text:s text:c="31"/>href="https://video.online-convert.com/convert-to-wmv"&gt;Online WMV video converter&lt;/a&gt;&lt;/li&gt;</text:p>
      <text:p text:style-name="Normal"><text:s text:c="44"/>&lt;li&gt;&lt;a title="Online video converter to MP4"</text:p>
      <text:p text:style-name="Normal"><text:s text:c="31"/>href="https://video.online-convert.com/convert-to-mp4"&gt;Convert video to MP4&lt;/a&gt;&lt;/li&gt;</text:p>
      <text:p text:style-name="Normal"><text:s text:c="44"/>&lt;li&gt;&lt;a title="Convert your image to ICO format"</text:p>
      <text:p text:style-name="Normal"><text:s text:c="31"/>href="https://image.online-convert.com/convert-to-ico"&gt;Convert your image to the ICO format&lt;/a&gt;&lt;/li&gt;</text:p>
      <text:p text:style-name="Normal"><text:s text:c="44"/>&lt;li&gt;&lt;a title="Convert audio and video to MP3"</text:p>
      <text:p text:style-name="Normal"><text:s text:c="31"/>href="https://audio.online-convert.com/convert-to-mp3"&gt;Convert audio to MP3&lt;/a&gt;&lt;/li&gt;</text:p>
      <text:p text:style-name="Normal"><text:s text:c="44"/>&lt;li&gt;&lt;a title="Image converter to JPG"</text:p>
      <text:p text:style-name="Normal"><text:s text:c="31"/>href="https://image.online-convert.com/convert-to-jpg"&gt;Online image converter to JPEG&lt;/a&gt;&lt;/li&gt;</text:p>
      <text:p text:style-name="Normal"><text:s text:c="44"/>&lt;li&gt;&lt;a title="Online ePub converter"</text:p>
      <text:p text:style-name="Normal"><text:s text:c="31"/>href="https://ebook.online-convert.com/convert-to-epub"&gt;Convert text to the ePub ebook format&lt;/a&gt;&lt;/li&gt;</text:p>
      <text:p text:style-name="Normal"><text:s text:c="44"/>&lt;li&gt;&lt;a title="Online SVG image converter"</text:p>
      <text:p text:style-name="Normal"><text:s text:c="31"/>href="https://image.online-convert.com/convert-to-svg"&gt;Convert image to the SVG format&lt;/a&gt;&lt;/li&gt;</text:p>
      <text:p text:style-name="Normal"><text:s text:c="20"/></text:p>
      <text:p text:style-name="Normal"><text:s text:c="16"/>&lt;/ol&gt;</text:p>
      <text:p text:style-name="Normal"><text:s text:c="12"/>&lt;/div&gt;</text:p>
      <text:p text:style-name="Normal"/>
      <text:p text:style-name="Normal"><text:s text:c="12"/></text:p>
      <text:p text:style-name="Normal"/>
      <text:p text:style-name="Normal"><text:s text:c="9"/>&lt;/div&gt;</text:p>
      <text:p text:style-name="Normal"><text:s text:c="4"/>&lt;/div&gt;</text:p>
      <text:p text:style-name="Normal">&lt;/div&gt;</text:p>
      <text:p text:style-name="Normal"/>
      <text:p text:style-name="Normal"/>
      <text:p text:style-name="Normal"><text:s text:c="4"/>&lt;div class="clearfix"&gt;&lt;/div&gt;</text:p>
      <text:p text:style-name="Normal"><text:s text:c="4"/>&lt;div id="footer"&gt;</text:p>
      <text:p text:style-name="Normal"><text:s text:c="8"/>&lt;a href="https://www.online-convert.com/terms"&gt;Terms of Use&lt;/a&gt; |</text:p>
      <text:p text:style-name="Normal"><text:s text:c="8"/>&lt;a href="https://www.online-convert.com/file-type"&gt;File formats&lt;/a&gt;</text:p>
      <text:p text:style-name="Normal"><text:s text:c="8"/>|</text:p>
      <text:p text:style-name="Normal"><text:s text:c="8"/>&lt;a href="https://www.online-convert.com/privacy"&gt;Privacy policy&lt;/a&gt; |</text:p>
      <text:p text:style-name="Normal"><text:s text:c="8"/>&lt;a href="https://www.online-convert.com/imprint"&gt;Imprint&lt;/a&gt; |</text:p>
      <text:p text:style-name="Normal"><text:s text:c="8"/>Feedback, suggestions and problems: &lt;a</text:p>
      <text:p text:style-name="Normal"><text:s text:c="16"/>href="javascript:linkTo_UnCryptMailto('kygjrm8rgkc0fcjnYmljglc+amltcpr,amk');"&gt;time2help&lt;span&gt;@&lt;/span&gt;online-convert.com&lt;/a&gt;</text:p>
      <text:p text:style-name="Normal"><text:s text:c="8"/>(&lt;a href="https://www.online-convert.com/faq#whitelist"&gt;info&lt;/a&gt;)</text:p>
      <text:p text:style-name="Normal"><text:s text:c="4"/>&lt;/div&gt;</text:p>
      <text:p text:style-name="Normal"/>
      <text:p text:style-name="Normal"><text:s text:c="4"/>&lt;/div&gt;</text:p>
      <text:p text:style-name="Normal"/>
      <text:p text:style-name="Normal"/>
      <text:p text:style-name="Normal">&lt;script type="text/javascript"&gt;</text:p>
      <text:p text:style-name="Normal">var _gaq = _gaq || [];</text:p>
      <text:p text:style-name="Normal">_gaq.push(['_setAccount', 'UA-15479234-1']);</text:p>
      <text:p text:style-name="Normal">_gaq.push(['_setDomainName', 'online-convert.com']);</text:p>
      <text:p text:style-name="Normal">_gaq.push(['_addIgnoredRef', 'online-convert.com']);</text:p>
      <text:p text:style-name="Normal">_gaq.push(['_trackPageview']);</text:p>
      <text:p text:style-name="Normal">(function () {</text:p>
      <text:p text:style-name="Normal"><text:s text:c="4"/>var ga = document.createElement('script');</text:p>
      <text:p text:style-name="Normal"><text:s text:c="4"/>ga.type = 'text/javascript';</text:p>
      <text:p text:style-name="Normal"><text:s text:c="4"/>ga.async = true;</text:p>
      <text:p text:style-name="Normal"><text:s text:c="4"/>ga.src = ('https:' == document.location.protocol ? 'https://ssl' : 'http://www') + '.google-analytics.com/ga.js';</text:p>
      <text:p text:style-name="Normal"><text:s text:c="4"/>var s = document.getElementsByTagName('script')[0];</text:p>
      <text:p text:style-name="Normal"><text:s text:c="4"/>s.parentNode.insertBefore(ga, s);</text:p>
      <text:p text:style-name="Normal">})();</text:p>
      <text:p text:style-name="Normal">&lt;/script&gt;</text:p>
      <text:p text:style-name="Normal"/>
      <text:p text:style-name="Normal">&lt;!-- Piwik --&gt;</text:p>
      <text:p text:style-name="Normal">&lt;script&gt;</text:p>
      <text:p text:style-name="Normal">var _paq = _paq || [];</text:p>
      <text:p text:style-name="Normal">_paq.push(["setCookieDomain", "*.online-convert.com"]);</text:p>
      <text:p text:style-name="Normal">_paq.push(["setDomains", ["*.online-convert.com","*.*.online-convert.com","*..online-convert.com"]]);</text:p>
      <text:p text:style-name="Normal">_paq.push(['trackPageView']);</text:p>
      <text:p text:style-name="Normal">_paq.push(['enableLinkTracking']);</text:p>
      <text:p text:style-name="Normal">(function() {</text:p>
      <text:p text:style-name="Normal"><text:s text:c="4"/>var u="https://www1.online-convert.com/piwik/";</text:p>
      <text:p text:style-name="Normal"><text:s text:c="4"/>var src = "https://cdn.online-convert.com/js/piwik-f70f842b.js";</text:p>
      <text:p text:style-name="Normal"><text:s text:c="4"/>_paq.push(['setTrackerUrl', u+'piwik.php']);</text:p>
      <text:p text:style-name="Normal"><text:s text:c="4"/>_paq.push(['setSiteId', '1']);</text:p>
      <text:p text:style-name="Normal"><text:s text:c="4"/>var d=document, g=d.createElement('script'), s=d.getElementsByTagName('script')[0];</text:p>
      <text:p text:style-name="Normal"><text:s text:c="4"/>g.type='text/javascript'; g.async=true; g.defer=true; g.src=src; s.parentNode.insertBefore(g,s);</text:p>
      <text:p text:style-name="Normal">})();</text:p>
      <text:p text:style-name="Normal">&lt;/script&gt;</text:p>
      <text:p text:style-name="Normal">&lt;noscript&gt;&lt;p&gt;&lt;img src="https://www1.online-convert.com/piwik/piwik.php?idsite=1&amp;rec=1" style="border:0;" alt="" /&gt;&lt;/p&gt;&lt;/noscript&gt;</text:p>
      <text:p text:style-name="Normal">&lt;!-- End Piwik Code --&gt;</text:p>
      <text:p text:style-name="Normal"/>
      <text:p text:style-name="Normal">&lt;script&gt;</text:p>
      <text:p text:style-name="Normal">window.___gcfg = {</text:p>
      <text:p text:style-name="Normal"><text:s text:c="4"/>lang: 'en',</text:p>
      <text:p text:style-name="Normal"><text:s text:c="4"/>parsetags: 'onload'</text:p>
      <text:p text:style-name="Normal">};</text:p>
      <text:p text:style-name="Normal">(function () {</text:p>
      <text:p text:style-name="Normal"><text:s text:c="4"/>var po = document.createElement('script');</text:p>
      <text:p text:style-name="Normal"><text:s text:c="4"/>po.type = 'text/javascript';</text:p>
      <text:p text:style-name="Normal"><text:s text:c="4"/>po.async = true;</text:p>
      <text:p text:style-name="Normal"><text:s text:c="4"/>po.src = 'https://apis.google.com/js/plusone.js?onload=onLoadCallback';</text:p>
      <text:p text:style-name="Normal"><text:s text:c="4"/>var s = document.getElementsByTagName('script')[0];</text:p>
      <text:p text:style-name="Normal"><text:s text:c="4"/>s.parentNode.insertBefore(po, s);</text:p>
      <text:p text:style-name="Normal">})();</text:p>
      <text:p text:style-name="Normal"/>
      <text:p text:style-name="Normal">&lt;/script&gt;</text:p>
      <text:p text:style-name="Normal"/>
      <text:p text:style-name="Normal"/>
      <text:p text:style-name="Normal">&lt;script&gt;</text:p>
      <text:p text:style-name="Normal"><text:s text:c="4"/>!function (d, s, id) {</text:p>
      <text:p text:style-name="Normal"><text:s text:c="8"/>var js, fjs = d.getElementsByTagName(s)[0];</text:p>
      <text:p text:style-name="Normal"><text:s text:c="8"/>if (!d.getElementById(id)) {</text:p>
      <text:p text:style-name="Normal"><text:s text:c="12"/>js = d.createElement(s);</text:p>
      <text:p text:style-name="Normal"><text:s text:c="12"/>js.id = id;</text:p>
      <text:p text:style-name="Normal"><text:s text:c="12"/>js.async = true;</text:p>
      <text:p text:style-name="Normal"><text:s text:c="12"/>js.src = "https://platform.twitter.com/widgets.js";</text:p>
      <text:p text:style-name="Normal"><text:s text:c="12"/>fjs.parentNode.insertBefore(js, fjs);</text:p>
      <text:p text:style-name="Normal"><text:s text:c="8"/>}</text:p>
      <text:p text:style-name="Normal"><text:s text:c="4"/>}</text:p>
      <text:p text:style-name="Normal"><text:s text:c="4"/>(document, "script", "twitter-wjs");</text:p>
      <text:p text:style-name="Normal">&lt;/script&gt;</text:p>
      <text:p text:style-name="Normal"/>
      <text:p text:style-name="Normal">&lt;script&gt;(function(d, s, id) {</text:p>
      <text:p text:style-name="Normal"><text:s text:c="8"/>var js, fjs = d.getElementsByTagName(s)[0];</text:p>
      <text:p text:style-name="Normal"><text:s text:c="8"/>if (d.getElementById(id)) return;</text:p>
      <text:p text:style-name="Normal"><text:s text:c="8"/>js = d.createElement(s); js.id = id;</text:p>
      <text:p text:style-name="Normal"><text:s text:c="12"/>js.src = "https://connect.facebook.net/en_US/sdk.js#xfbml=1&amp;version=v2.9&amp;appId=136169363125266";</text:p>
      <text:p text:style-name="Normal"><text:s text:c="8"/>fjs.parentNode.insertBefore(js, fjs);</text:p>
      <text:p text:style-name="Normal"><text:s text:c="4"/>}(document, 'script', 'facebook-jssdk'));</text:p>
      <text:p text:style-name="Normal">&lt;/script&gt;</text:p>
      <text:p text:style-name="Normal"/>
      <text:p text:style-name="Normal">&lt;script&gt;</text:p>
      <text:p text:style-name="Normal"><text:s text:c="4"/>(function()</text:p>
      <text:p text:style-name="Normal"><text:s text:c="4"/>{</text:p>
      <text:p text:style-name="Normal"><text:s text:c="8"/>var e = document.createElement('script');</text:p>
      <text:p text:style-name="Normal"><text:s text:c="8"/>e.type = 'text/javascript';</text:p>
      <text:p text:style-name="Normal"><text:s text:c="8"/>e.async = false;</text:p>
      <text:p text:style-name="Normal"><text:s text:c="8"/>e.src = 'https://platform.linkedin.com/in.js?async=true';</text:p>
      <text:p text:style-name="Normal"><text:s text:c="8"/>e.onload = function(){IN.init() };</text:p>
      <text:p text:style-name="Normal"><text:s text:c="8"/>var s = document.getElementsByTagName('script')[0];</text:p>
      <text:p text:style-name="Normal"><text:s text:c="8"/>s.parentNode.insertBefore(e, s);</text:p>
      <text:p text:style-name="Normal"><text:s text:c="4"/>})();</text:p>
      <text:p text:style-name="Normal">&lt;/script&gt;</text:p>
      <text:p text:style-name="Normal"/>
      <text:p text:style-name="Normal"/>
      <text:p text:style-name="Normal"><text:s text:c="4"/>&lt;script&gt;</text:p>
      <text:p text:style-name="Normal"><text:s text:c="4"/>!function(f,b,e,v,n,t,s)</text:p>
      <text:p text:style-name="Normal"><text:s text:c="12"/>{if(f.fbq)return;n=f.fbq=function(){n.callMethod?</text:p>
      <text:p text:style-name="Normal"><text:s text:c="12"/>n.callMethod.apply(n,arguments):n.queue.push(arguments)};</text:p>
      <text:p text:style-name="Normal"><text:s text:c="12"/>if(!f._fbq)f._fbq=n;n.push=n;n.loaded=!0;n.version='2.0';</text:p>
      <text:p text:style-name="Normal"><text:s text:c="12"/>n.queue=[];t=b.createElement(e);t.async=!0;</text:p>
      <text:p text:style-name="Normal"><text:s text:c="12"/>t.src=v;s=b.getElementsByTagName(e)[0];</text:p>
      <text:p text:style-name="Normal"><text:s text:c="12"/>s.parentNode.insertBefore(t,s)}(window, document,'script',</text:p>
      <text:p text:style-name="Normal"><text:s text:c="8"/>'https://connect.facebook.net/en_US/fbevents.js');</text:p>
      <text:p text:style-name="Normal"><text:s text:c="4"/>fbq('init', '533423616778926');</text:p>
      <text:p text:style-name="Normal"><text:s text:c="4"/>fbq('track', 'PageView');</text:p>
      <text:p text:style-name="Normal">&lt;/script&gt;</text:p>
      <text:p text:style-name="Normal"><text:s text:c="4"/>&lt;noscript&gt;&lt;img height="1" width="1" style="display:none"</text:p>
      <text:p text:style-name="Normal"><text:s text:c="19"/>src="https://www.facebook.com/tr?id=533423616778926&amp;ev=PageView&amp;noscript=1"</text:p>
      <text:p text:style-name="Normal"><text:s text:c="8"/>/&gt;&lt;/noscript&gt;</text:p>
      <text:p text:style-name="Normal"/>
      <text:p text:style-name="Normal"/>
      <text:p text:style-name="Normal"/>
      <text:p text:style-name="Normal"/>
      <text:p text:style-name="Normal">&lt;script type="text/javascript"&gt;</text:p>
      <text:p text:style-name="Normal">$(document).ready(function () {</text:p>
      <text:p text:style-name="Normal"><text:s text:c="5"/></text:p>
      <text:p text:style-name="Normal"><text:s text:c="4"/>window.cookieconsent_options = {</text:p>
      <text:p text:style-name="Normal"><text:s text:c="4"/>"message": "This website uses cookies to ensure you get the best experience on our website",</text:p>
      <text:p text:style-name="Normal"><text:s text:c="4"/>"dismiss":"Got it!",</text:p>
      <text:p text:style-name="Normal"><text:s text:c="4"/>"learnMore":"More info",</text:p>
      <text:p text:style-name="Normal"><text:s text:c="4"/>"link":"https://online-convert.com/privacy",</text:p>
      <text:p text:style-name="Normal"><text:s text:c="4"/>"theme":"https://cdn.online-convert.com/css/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mbreena Manji</meta:initial-creator>
    <dc:creator>Ambreena Manji</dc:creator>
    <meta:creation-date>2018-03-28T17:31:00Z</meta:creation-date>
    <dc:date>2018-03-28T17:36:00Z</dc:date>
    <meta:template xlink:href="Normal" xlink:type="simple"/>
    <meta:editing-cycles>2</meta:editing-cycles>
    <meta:editing-duration>PT300S</meta:editing-duration>
    <meta:document-statistic meta:page-count="1" meta:paragraph-count="3002" meta:word-count="9362" meta:character-count="126110" meta:row-count="4129" meta:non-whitespace-character-count="119750"/>
  </office:meta>
</office:document-meta>
</file>